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528in" fo:margin-left="0in" table:align="left"/>
    </style:style>
    <style:style style:name="Table1.A" style:family="table-column">
      <style:table-column-properties style:column-width="1.3111in"/>
    </style:style>
    <style:style style:name="Table1.B" style:family="table-column">
      <style:table-column-properties style:column-width="5.441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7528in" fo:margin-left="0in" table:align="left"/>
    </style:style>
    <style:style style:name="Table2.A" style:family="table-column">
      <style:table-column-properties style:column-width="1.3111in"/>
    </style:style>
    <style:style style:name="Table2.B" style:family="table-column">
      <style:table-column-properties style:column-width="5.4417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7528in" fo:margin-left="0in" table:align="left"/>
    </style:style>
    <style:style style:name="Table3.A" style:family="table-column">
      <style:table-column-properties style:column-width="1.3111in"/>
    </style:style>
    <style:style style:name="Table3.B" style:family="table-column">
      <style:table-column-properties style:column-width="5.441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7528in" fo:margin-left="0in" table:align="left"/>
    </style:style>
    <style:style style:name="Table4.A" style:family="table-column">
      <style:table-column-properties style:column-width="1.3111in"/>
    </style:style>
    <style:style style:name="Table4.B" style:family="table-column">
      <style:table-column-properties style:column-width="5.4417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7528in" fo:margin-left="0in" table:align="left"/>
    </style:style>
    <style:style style:name="Table5.A" style:family="table-column">
      <style:table-column-properties style:column-width="1.3111in"/>
    </style:style>
    <style:style style:name="Table5.B" style:family="table-column">
      <style:table-column-properties style:column-width="5.4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7528in" fo:margin-left="0in" table:align="left"/>
    </style:style>
    <style:style style:name="Table6.A" style:family="table-column">
      <style:table-column-properties style:column-width="1.3111in"/>
    </style:style>
    <style:style style:name="Table6.B" style:family="table-column">
      <style:table-column-properties style:column-width="5.44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7528in" fo:margin-left="0in" table:align="left"/>
    </style:style>
    <style:style style:name="Table7.A" style:family="table-column">
      <style:table-column-properties style:column-width="1.3111in"/>
    </style:style>
    <style:style style:name="Table7.B" style:family="table-column">
      <style:table-column-properties style:column-width="5.4417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7528in" fo:margin-left="0in" table:align="left"/>
    </style:style>
    <style:style style:name="Table8.A" style:family="table-column">
      <style:table-column-properties style:column-width="1.3111in"/>
    </style:style>
    <style:style style:name="Table8.B" style:family="table-column">
      <style:table-column-properties style:column-width="5.44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7528in" fo:margin-left="0in" table:align="left"/>
    </style:style>
    <style:style style:name="Table9.A" style:family="table-column">
      <style:table-column-properties style:column-width="1.3111in"/>
    </style:style>
    <style:style style:name="Table9.B" style:family="table-column">
      <style:table-column-properties style:column-width="5.441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7528in" fo:margin-left="0in" table:align="left"/>
    </style:style>
    <style:style style:name="Table10.A" style:family="table-column">
      <style:table-column-properties style:column-width="1.3111in"/>
    </style:style>
    <style:style style:name="Table10.B" style:family="table-column">
      <style:table-column-properties style:column-width="5.4417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7528in" fo:margin-left="0in" table:align="left"/>
    </style:style>
    <style:style style:name="Table11.A" style:family="table-column">
      <style:table-column-properties style:column-width="1.3111in"/>
    </style:style>
    <style:style style:name="Table11.B" style:family="table-column">
      <style:table-column-properties style:column-width="5.4417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7528in" fo:margin-left="0in" table:align="left"/>
    </style:style>
    <style:style style:name="Table12.A" style:family="table-column">
      <style:table-column-properties style:column-width="1.3111in"/>
    </style:style>
    <style:style style:name="Table12.B" style:family="table-column">
      <style:table-column-properties style:column-width="5.4417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7528in" fo:margin-left="0in" table:align="left"/>
    </style:style>
    <style:style style:name="Table13.A" style:family="table-column">
      <style:table-column-properties style:column-width="1.3111in"/>
    </style:style>
    <style:style style:name="Table13.B" style:family="table-column">
      <style:table-column-properties style:column-width="5.4417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erif" fo:font-size="12pt" fo:font-weight="normal" officeooo:rsid="000c1b7e" officeooo:paragraph-rsid="000dcda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Liberation Serif" fo:font-size="12pt" fo:font-weight="normal" officeooo:rsid="000c1b7e" officeooo:paragraph-rsid="000ba46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Liberation Serif" fo:font-size="12pt" fo:font-weight="normal" officeooo:rsid="000c1b7e" officeooo:paragraph-rsid="000c4a8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fo:font-weight="normal" officeooo:rsid="00181907" officeooo:paragraph-rsid="0018190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90bed8" officeooo:paragraph-rsid="0090bed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92f751" officeooo:paragraph-rsid="0092f75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97a6ee" officeooo:paragraph-rsid="0097a6e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9b05e2" officeooo:paragraph-rsid="009b05e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9fc1d3" officeooo:paragraph-rsid="009fc1d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a55935" officeooo:paragraph-rsid="00a5593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a98a6b" officeooo:paragraph-rsid="00a98a6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b1898d" officeooo:paragraph-rsid="00b1898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b45f6b" officeooo:paragraph-rsid="00b45f6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b5777f" officeooo:paragraph-rsid="00b5777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b6f5f5" officeooo:paragraph-rsid="00bb5fd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font-weight="normal" officeooo:rsid="00bd6075" officeooo:paragraph-rsid="00bd607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c008f2" officeooo:paragraph-rsid="00c008f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c07f08" officeooo:paragraph-rsid="00c07f0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c719d6" officeooo:paragraph-rsid="00c719d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cab239" officeooo:paragraph-rsid="00cab23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cc38f0" officeooo:paragraph-rsid="00cc38f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cf0ca8" officeooo:paragraph-rsid="00cf0ca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cf9d6c" officeooo:paragraph-rsid="00cf9d6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d183f2" officeooo:paragraph-rsid="00d183f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d36260" officeooo:paragraph-rsid="00d3626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bold" officeooo:rsid="00c719d6" officeooo:paragraph-rsid="00c719d6"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Liberation Serif" fo:font-size="16pt" fo:font-weight="bold" officeooo:rsid="00c3549d" officeooo:paragraph-rsid="00c3549d" style:font-size-asian="14pt" style:font-weight-asian="bold" style:font-size-complex="16pt" style:font-weight-complex="bold"/>
    </style:style>
    <style:style style:name="P28" style:family="paragraph" style:parent-style-name="Standard">
      <style:paragraph-properties fo:text-align="start" style:justify-single-word="false"/>
      <style:text-properties style:font-name="Liberation Serif" fo:font-size="16pt" fo:font-weight="bold" officeooo:rsid="00d4abf6" officeooo:paragraph-rsid="00d4abf6" style:font-size-asian="14pt" style:font-weight-asian="bold" style:font-size-complex="16pt" style:font-weight-complex="bold"/>
    </style:style>
    <style:style style:name="P29" style:family="paragraph" style:parent-style-name="Standard">
      <style:paragraph-properties fo:text-align="start" style:justify-single-word="false"/>
      <style:text-properties style:font-name="Liberation Serif" fo:font-size="16pt" fo:font-weight="bold" officeooo:rsid="00e8e89a" officeooo:paragraph-rsid="00e8e89a" style:font-size-asian="14pt" style:font-weight-asian="bold" style:font-size-complex="16pt" style:font-weight-complex="bold"/>
    </style:style>
    <style:style style:name="P30" style:family="paragraph" style:parent-style-name="Standard">
      <style:text-properties officeooo:rsid="000c1b7e" officeooo:paragraph-rsid="000dcda0"/>
    </style:style>
    <style:style style:name="P31" style:family="paragraph" style:parent-style-name="Standard">
      <style:text-properties officeooo:rsid="000c1b7e" officeooo:paragraph-rsid="0019e8d5"/>
    </style:style>
    <style:style style:name="P32"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00c1b7e" officeooo:paragraph-rsid="0019e8d5" style:font-size-asian="10.5pt" style:font-weight-asian="normal" style:font-size-complex="12pt" style:font-weight-complex="normal"/>
    </style:style>
    <style:style style:name="P33"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0181907" officeooo:paragraph-rsid="00181907" style:font-size-asian="10.5pt" style:font-weight-asian="normal" style:font-size-complex="12pt" style:font-weight-complex="normal"/>
    </style:style>
    <style:style style:name="P34"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067778c" officeooo:paragraph-rsid="0067778c" style:font-size-asian="10.5pt" style:font-weight-asian="normal" style:font-size-complex="12pt" style:font-weight-complex="normal"/>
    </style:style>
    <style:style style:name="P35"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0419a47" officeooo:paragraph-rsid="0080fbbd" style:font-size-asian="10.5pt" style:font-weight-asian="normal" style:font-size-complex="12pt" style:font-weight-complex="normal"/>
    </style:style>
    <style:style style:name="P36"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08a37ac" officeooo:paragraph-rsid="008a37ac" style:font-size-asian="10.5pt" style:font-weight-asian="normal" style:font-size-complex="12pt"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0901f50" officeooo:paragraph-rsid="00901f50" style:font-size-asian="10.5pt" style:font-weight-asian="normal" style:font-size-complex="12pt" style:font-weight-complex="normal"/>
    </style:style>
    <style:style style:name="P38"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02f4f7f" officeooo:paragraph-rsid="0067778c" style:font-size-asian="10.5pt" style:font-weight-asian="normal" style:font-size-complex="12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0386580" officeooo:paragraph-rsid="00fab105" style:font-size-asian="10.5pt" style:font-weight-asian="normal" style:font-size-complex="12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Liberation Serif" fo:font-size="12pt" fo:font-weight="normal" officeooo:rsid="00386580" officeooo:paragraph-rsid="00f68b3e" style:font-size-asian="10.5pt" style:font-weight-asian="normal" style:font-size-complex="12pt" style:font-weight-complex="normal"/>
    </style:style>
    <style:style style:name="P41" style:family="paragraph" style:parent-style-name="Standard">
      <style:paragraph-properties fo:margin-left="0in" fo:margin-right="0in" fo:text-align="start" style:justify-single-word="false" fo:text-indent="0in" style:auto-text-indent="false"/>
      <style:text-properties style:font-name="Liberation Serif" fo:font-size="12pt" fo:font-weight="bold" officeooo:rsid="0028fb29" officeooo:paragraph-rsid="001f7c5f" style:font-size-asian="10.5pt" style:font-weight-asian="bold" style:font-size-complex="12pt" style:font-weight-complex="bold"/>
    </style:style>
    <style:style style:name="P42"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0f55436" officeooo:paragraph-rsid="00f68b3e" style:font-size-asian="11pt" style:font-weight-asian="normal" style:font-size-complex="11pt" style:font-weight-complex="normal"/>
    </style:style>
    <style:style style:name="P43"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0303be1" officeooo:paragraph-rsid="00f68b3e" style:font-size-asian="11pt" style:font-weight-asian="normal" style:font-size-complex="11pt" style:font-weight-complex="normal"/>
    </style:style>
    <style:style style:name="P44"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031cc50" officeooo:paragraph-rsid="00f68b3e" style:font-size-asian="11pt" style:font-weight-asian="normal" style:font-size-complex="11pt" style:font-weight-complex="normal"/>
    </style:style>
    <style:style style:name="P45"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032cfa7" officeooo:paragraph-rsid="00f68b3e" style:font-size-asian="11pt" style:font-weight-asian="normal" style:font-size-complex="11pt" style:font-weight-complex="normal"/>
    </style:style>
    <style:style style:name="P46"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0386580" officeooo:paragraph-rsid="00f68b3e" style:font-size-asian="11pt" style:font-weight-asian="normal" style:font-size-complex="11pt" style:font-weight-complex="normal"/>
    </style:style>
    <style:style style:name="P47"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0386580" officeooo:paragraph-rsid="00fc72ac" style:font-size-asian="11pt" style:font-weight-asian="normal" style:font-size-complex="11pt" style:font-weight-complex="normal"/>
    </style:style>
    <style:style style:name="P48"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0386580" officeooo:paragraph-rsid="010bcf1e" style:font-size-asian="11pt" style:font-weight-asian="normal" style:font-size-complex="11pt" style:font-weight-complex="normal"/>
    </style:style>
    <style:style style:name="P49"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0386580" officeooo:paragraph-rsid="0105fa29" style:font-size-asian="11pt" style:font-weight-asian="normal" style:font-size-complex="11pt" style:font-weight-complex="normal"/>
    </style:style>
    <style:style style:name="P50"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0fe19dd" officeooo:paragraph-rsid="00fe19dd" style:font-size-asian="11pt" style:font-weight-asian="normal" style:font-size-complex="11pt" style:font-weight-complex="normal"/>
    </style:style>
    <style:style style:name="P51"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1046e93" officeooo:paragraph-rsid="01046e93" style:font-size-asian="11pt" style:font-weight-asian="normal" style:font-size-complex="11pt" style:font-weight-complex="normal"/>
    </style:style>
    <style:style style:name="P52"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10bcf1e" officeooo:paragraph-rsid="010bcf1e" style:font-size-asian="11pt" style:font-weight-asian="normal" style:font-size-complex="11pt" style:font-weight-complex="normal"/>
    </style:style>
    <style:style style:name="P53"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10bcf1e" officeooo:paragraph-rsid="01151964" style:font-size-asian="11pt" style:font-weight-asian="normal" style:font-size-complex="11pt" style:font-weight-complex="normal"/>
    </style:style>
    <style:style style:name="P54"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10bcf1e" officeooo:paragraph-rsid="0119560d" style:font-size-asian="11pt" style:font-weight-asian="normal" style:font-size-complex="11pt" style:font-weight-complex="normal"/>
    </style:style>
    <style:style style:name="P55"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10bcf1e" officeooo:paragraph-rsid="011a6850" style:font-size-asian="11pt" style:font-weight-asian="normal" style:font-size-complex="11pt" style:font-weight-complex="normal"/>
    </style:style>
    <style:style style:name="P56"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10bcf1e" officeooo:paragraph-rsid="011ad46e" style:font-size-asian="11pt" style:font-weight-asian="normal" style:font-size-complex="11pt" style:font-weight-complex="normal"/>
    </style:style>
    <style:style style:name="P57"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04dd51a" officeooo:paragraph-rsid="010ecff4" style:font-size-asian="11pt" style:font-weight-asian="normal" style:font-size-complex="11pt" style:font-weight-complex="normal"/>
    </style:style>
    <style:style style:name="P58"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04dd51a" officeooo:paragraph-rsid="0112e521" style:font-size-asian="11pt" style:font-weight-asian="normal" style:font-size-complex="11pt" style:font-weight-complex="normal"/>
    </style:style>
    <style:style style:name="P59" style:family="paragraph" style:parent-style-name="Standard">
      <style:paragraph-properties fo:margin-left="0in" fo:margin-right="0in" fo:text-align="start" style:justify-single-word="false" fo:text-indent="0in" style:auto-text-indent="false"/>
      <style:text-properties style:font-name="Liberation Serif" fo:font-size="11pt" fo:font-weight="normal" officeooo:rsid="007a15dc" officeooo:paragraph-rsid="011dfedc" style:font-size-asian="11pt" style:font-weight-asian="normal" style:font-size-complex="11pt" style:font-weight-complex="normal"/>
    </style:style>
    <style:style style:name="P60" style:family="paragraph" style:parent-style-name="Standard">
      <style:paragraph-properties fo:margin-left="0in" fo:margin-right="0in" fo:text-align="start" style:justify-single-word="false" fo:text-indent="0in" style:auto-text-indent="false"/>
      <style:text-properties officeooo:paragraph-rsid="001f7c5f"/>
    </style:style>
    <style:style style:name="P61" style:family="paragraph" style:parent-style-name="Standard">
      <style:paragraph-properties fo:margin-left="0in" fo:margin-right="0in" fo:text-align="start" style:justify-single-word="false" fo:text-indent="0in" style:auto-text-indent="false"/>
      <style:text-properties officeooo:paragraph-rsid="0109fb81"/>
    </style:style>
    <style:style style:name="P62" style:family="paragraph" style:parent-style-name="Standard">
      <style:paragraph-properties fo:margin-left="0in" fo:margin-right="0in" fo:text-align="start" style:justify-single-word="false" fo:text-indent="0in" style:auto-text-indent="false"/>
      <style:text-properties fo:font-weight="bold" officeooo:rsid="0119560d" officeooo:paragraph-rsid="0119560d" style:font-weight-asian="bold" style:font-weight-complex="bold"/>
    </style:style>
    <style:style style:name="P63" style:family="paragraph" style:parent-style-name="Standard">
      <style:paragraph-properties fo:margin-left="0in" fo:margin-right="0in" fo:text-align="start" style:justify-single-word="false" fo:text-indent="0in" style:auto-text-indent="false"/>
      <style:text-properties fo:font-weight="bold" officeooo:rsid="0119560d" officeooo:paragraph-rsid="011a6850" style:font-weight-asian="bold" style:font-weight-complex="bold"/>
    </style:style>
    <style:style style:name="P64" style:family="paragraph" style:parent-style-name="Standard">
      <style:paragraph-properties fo:margin-left="0.4925in" fo:margin-right="0in" fo:text-align="start" style:justify-single-word="false" fo:text-indent="-0.25in" style:auto-text-indent="false"/>
      <style:text-properties officeooo:rsid="0079309e" officeooo:paragraph-rsid="011dfedc"/>
    </style:style>
    <style:style style:name="P65" style:family="paragraph" style:parent-style-name="Standard">
      <style:paragraph-properties fo:margin-left="0.4925in" fo:margin-right="0in" fo:text-align="start" style:justify-single-word="false" fo:text-indent="-0.25in" style:auto-text-indent="false"/>
      <style:text-properties officeooo:rsid="0056cb3f" officeooo:paragraph-rsid="010ebb5c"/>
    </style:style>
    <style:style style:name="P66" style:family="paragraph" style:parent-style-name="Standard">
      <style:paragraph-properties fo:margin-left="0.4925in" fo:margin-right="0in" fo:text-align="start" style:justify-single-word="false" fo:text-indent="-0.25in" style:auto-text-indent="false"/>
      <style:text-properties officeooo:rsid="0056cb3f" officeooo:paragraph-rsid="0112e521"/>
    </style:style>
    <style:style style:name="P67" style:family="paragraph" style:parent-style-name="Table_20_Contents">
      <style:paragraph-properties fo:text-align="start" style:justify-single-word="false"/>
      <style:text-properties style:font-name="Liberation Serif" fo:font-size="11pt" fo:font-weight="bold" officeooo:rsid="00f4c6bb" officeooo:paragraph-rsid="00f68b3e" style:font-size-asian="11pt" style:font-weight-asian="bold" style:font-size-complex="11pt" style:font-weight-complex="bold"/>
    </style:style>
    <style:style style:name="P68" style:family="paragraph" style:parent-style-name="Table_20_Contents">
      <style:paragraph-properties fo:text-align="start" style:justify-single-word="false"/>
      <style:text-properties style:font-name="Liberation Serif" fo:font-size="11pt" fo:font-weight="bold" officeooo:rsid="00f4c6bb" officeooo:paragraph-rsid="00fab105" style:font-size-asian="11pt" style:font-weight-asian="bold" style:font-size-complex="11pt" style:font-weight-complex="bold"/>
    </style:style>
    <style:style style:name="P69" style:family="paragraph" style:parent-style-name="Table_20_Contents">
      <style:paragraph-properties fo:text-align="start" style:justify-single-word="false"/>
      <style:text-properties style:font-name="Liberation Serif" fo:font-size="11pt" fo:font-weight="bold" officeooo:rsid="00f4c6bb" officeooo:paragraph-rsid="01025d93" style:font-size-asian="11pt" style:font-weight-asian="bold" style:font-size-complex="11pt" style:font-weight-complex="bold"/>
    </style:style>
    <style:style style:name="P70" style:family="paragraph" style:parent-style-name="Table_20_Contents">
      <style:paragraph-properties fo:text-align="start" style:justify-single-word="false"/>
      <style:text-properties style:font-name="Liberation Serif" fo:font-size="11pt" fo:font-weight="bold" officeooo:rsid="00f4c6bb" officeooo:paragraph-rsid="0109fb81" style:font-size-asian="11pt" style:font-weight-asian="bold" style:font-size-complex="11pt" style:font-weight-complex="bold"/>
    </style:style>
    <style:style style:name="P71" style:family="paragraph" style:parent-style-name="Table_20_Contents">
      <style:paragraph-properties fo:text-align="start" style:justify-single-word="false"/>
      <style:text-properties style:font-name="Liberation Serif" fo:font-size="11pt" fo:font-weight="bold" officeooo:rsid="00f4c6bb" officeooo:paragraph-rsid="010ebb5c" style:font-size-asian="11pt" style:font-weight-asian="bold" style:font-size-complex="11pt" style:font-weight-complex="bold"/>
    </style:style>
    <style:style style:name="P72" style:family="paragraph" style:parent-style-name="Table_20_Contents">
      <style:paragraph-properties fo:text-align="start" style:justify-single-word="false"/>
      <style:text-properties style:font-name="Liberation Serif" fo:font-size="11pt" fo:font-weight="bold" officeooo:rsid="00f4c6bb" officeooo:paragraph-rsid="0112e521" style:font-size-asian="11pt" style:font-weight-asian="bold" style:font-size-complex="11pt" style:font-weight-complex="bold"/>
    </style:style>
    <style:style style:name="P73" style:family="paragraph" style:parent-style-name="Table_20_Contents">
      <style:paragraph-properties fo:text-align="start" style:justify-single-word="false"/>
      <style:text-properties style:font-name="Liberation Serif" fo:font-size="11pt" fo:font-weight="bold" officeooo:rsid="00f4c6bb" officeooo:paragraph-rsid="01151964" style:font-size-asian="11pt" style:font-weight-asian="bold" style:font-size-complex="11pt" style:font-weight-complex="bold"/>
    </style:style>
    <style:style style:name="P74" style:family="paragraph" style:parent-style-name="Table_20_Contents">
      <style:paragraph-properties fo:text-align="start" style:justify-single-word="false"/>
      <style:text-properties style:font-name="Liberation Serif" fo:font-size="11pt" fo:font-weight="bold" officeooo:rsid="00f4c6bb" officeooo:paragraph-rsid="0119560d" style:font-size-asian="11pt" style:font-weight-asian="bold" style:font-size-complex="11pt" style:font-weight-complex="bold"/>
    </style:style>
    <style:style style:name="P75" style:family="paragraph" style:parent-style-name="Table_20_Contents">
      <style:paragraph-properties fo:text-align="start" style:justify-single-word="false"/>
      <style:text-properties style:font-name="Liberation Serif" fo:font-size="11pt" fo:font-weight="bold" officeooo:rsid="00f4c6bb" officeooo:paragraph-rsid="011a6850" style:font-size-asian="11pt" style:font-weight-asian="bold" style:font-size-complex="11pt" style:font-weight-complex="bold"/>
    </style:style>
    <style:style style:name="P76" style:family="paragraph" style:parent-style-name="Table_20_Contents">
      <style:paragraph-properties fo:text-align="start" style:justify-single-word="false"/>
      <style:text-properties style:font-name="Liberation Serif" fo:font-size="11pt" fo:font-weight="bold" officeooo:rsid="00f4c6bb" officeooo:paragraph-rsid="011ad46e" style:font-size-asian="11pt" style:font-weight-asian="bold" style:font-size-complex="11pt" style:font-weight-complex="bold"/>
    </style:style>
    <style:style style:name="P77" style:family="paragraph" style:parent-style-name="Table_20_Contents">
      <style:paragraph-properties fo:text-align="start" style:justify-single-word="false"/>
      <style:text-properties style:font-name="Liberation Serif" fo:font-size="11pt" fo:font-weight="bold" officeooo:rsid="00f4c6bb" officeooo:paragraph-rsid="011dfedc" style:font-size-asian="11pt" style:font-weight-asian="bold" style:font-size-complex="11pt" style:font-weight-complex="bold"/>
    </style:style>
    <style:style style:name="P78" style:family="paragraph" style:parent-style-name="Table_20_Contents">
      <style:paragraph-properties fo:text-align="start" style:justify-single-word="false"/>
      <style:text-properties style:font-name="Liberation Serif" fo:font-size="11pt" fo:font-weight="bold" officeooo:rsid="00f4c6bb" officeooo:paragraph-rsid="011ee574" style:font-size-asian="11pt" style:font-weight-asian="bold" style:font-size-complex="11pt" style:font-weight-complex="bold"/>
    </style:style>
    <style:style style:name="P79" style:family="paragraph" style:parent-style-name="Table_20_Contents">
      <style:paragraph-properties fo:text-align="start" style:justify-single-word="false"/>
      <style:text-properties style:font-name="Liberation Serif" fo:font-size="11pt" fo:font-weight="bold" officeooo:rsid="00f55436" officeooo:paragraph-rsid="00f68b3e" style:font-size-asian="11pt" style:font-weight-asian="bold" style:font-size-complex="11pt" style:font-weight-complex="bold"/>
    </style:style>
    <style:style style:name="P80" style:family="paragraph" style:parent-style-name="Table_20_Contents">
      <style:paragraph-properties fo:text-align="start" style:justify-single-word="false"/>
      <style:text-properties style:font-name="Liberation Serif" fo:font-size="11pt" fo:font-weight="bold" officeooo:rsid="00f55436" officeooo:paragraph-rsid="00fab105" style:font-size-asian="11pt" style:font-weight-asian="bold" style:font-size-complex="11pt" style:font-weight-complex="bold"/>
    </style:style>
    <style:style style:name="P81" style:family="paragraph" style:parent-style-name="Table_20_Contents">
      <style:paragraph-properties fo:text-align="start" style:justify-single-word="false"/>
      <style:text-properties style:font-name="Liberation Serif" fo:font-size="11pt" fo:font-weight="bold" officeooo:rsid="00f55436" officeooo:paragraph-rsid="01025d93" style:font-size-asian="11pt" style:font-weight-asian="bold" style:font-size-complex="11pt" style:font-weight-complex="bold"/>
    </style:style>
    <style:style style:name="P82" style:family="paragraph" style:parent-style-name="Table_20_Contents">
      <style:paragraph-properties fo:text-align="start" style:justify-single-word="false"/>
      <style:text-properties style:font-name="Liberation Serif" fo:font-size="11pt" fo:font-weight="bold" officeooo:rsid="00f55436" officeooo:paragraph-rsid="0109fb81" style:font-size-asian="11pt" style:font-weight-asian="bold" style:font-size-complex="11pt" style:font-weight-complex="bold"/>
    </style:style>
    <style:style style:name="P83" style:family="paragraph" style:parent-style-name="Table_20_Contents">
      <style:paragraph-properties fo:text-align="start" style:justify-single-word="false"/>
      <style:text-properties style:font-name="Liberation Serif" fo:font-size="11pt" fo:font-weight="bold" officeooo:rsid="00f55436" officeooo:paragraph-rsid="010ebb5c" style:font-size-asian="11pt" style:font-weight-asian="bold" style:font-size-complex="11pt" style:font-weight-complex="bold"/>
    </style:style>
    <style:style style:name="P84" style:family="paragraph" style:parent-style-name="Table_20_Contents">
      <style:paragraph-properties fo:text-align="start" style:justify-single-word="false"/>
      <style:text-properties style:font-name="Liberation Serif" fo:font-size="11pt" fo:font-weight="bold" officeooo:rsid="00f55436" officeooo:paragraph-rsid="0112e521" style:font-size-asian="11pt" style:font-weight-asian="bold" style:font-size-complex="11pt" style:font-weight-complex="bold"/>
    </style:style>
    <style:style style:name="P85" style:family="paragraph" style:parent-style-name="Table_20_Contents">
      <style:paragraph-properties fo:text-align="start" style:justify-single-word="false"/>
      <style:text-properties style:font-name="Liberation Serif" fo:font-size="11pt" fo:font-weight="bold" officeooo:rsid="00f55436" officeooo:paragraph-rsid="01151964" style:font-size-asian="11pt" style:font-weight-asian="bold" style:font-size-complex="11pt" style:font-weight-complex="bold"/>
    </style:style>
    <style:style style:name="P86" style:family="paragraph" style:parent-style-name="Table_20_Contents">
      <style:paragraph-properties fo:text-align="start" style:justify-single-word="false"/>
      <style:text-properties style:font-name="Liberation Serif" fo:font-size="11pt" fo:font-weight="bold" officeooo:rsid="00f55436" officeooo:paragraph-rsid="0119560d" style:font-size-asian="11pt" style:font-weight-asian="bold" style:font-size-complex="11pt" style:font-weight-complex="bold"/>
    </style:style>
    <style:style style:name="P87" style:family="paragraph" style:parent-style-name="Table_20_Contents">
      <style:paragraph-properties fo:text-align="start" style:justify-single-word="false"/>
      <style:text-properties style:font-name="Liberation Serif" fo:font-size="11pt" fo:font-weight="bold" officeooo:rsid="00f55436" officeooo:paragraph-rsid="011a6850" style:font-size-asian="11pt" style:font-weight-asian="bold" style:font-size-complex="11pt" style:font-weight-complex="bold"/>
    </style:style>
    <style:style style:name="P88" style:family="paragraph" style:parent-style-name="Table_20_Contents">
      <style:paragraph-properties fo:text-align="start" style:justify-single-word="false"/>
      <style:text-properties style:font-name="Liberation Serif" fo:font-size="11pt" fo:font-weight="bold" officeooo:rsid="00f55436" officeooo:paragraph-rsid="011ad46e" style:font-size-asian="11pt" style:font-weight-asian="bold" style:font-size-complex="11pt" style:font-weight-complex="bold"/>
    </style:style>
    <style:style style:name="P89" style:family="paragraph" style:parent-style-name="Table_20_Contents">
      <style:paragraph-properties fo:text-align="start" style:justify-single-word="false"/>
      <style:text-properties style:font-name="Liberation Serif" fo:font-size="11pt" fo:font-weight="bold" officeooo:rsid="00f55436" officeooo:paragraph-rsid="011dfedc" style:font-size-asian="11pt" style:font-weight-asian="bold" style:font-size-complex="11pt" style:font-weight-complex="bold"/>
    </style:style>
    <style:style style:name="P90" style:family="paragraph" style:parent-style-name="Table_20_Contents">
      <style:paragraph-properties fo:text-align="start" style:justify-single-word="false"/>
      <style:text-properties style:font-name="Liberation Serif" fo:font-size="11pt" fo:font-weight="bold" officeooo:rsid="011ee574" officeooo:paragraph-rsid="011ee574" style:font-size-asian="11pt" style:font-weight-asian="bold" style:font-size-complex="11pt" style:font-weight-complex="bold"/>
    </style:style>
    <style:style style:name="P91" style:family="paragraph" style:parent-style-name="Table_20_Contents">
      <style:paragraph-properties fo:text-align="start" style:justify-single-word="false"/>
      <style:text-properties style:font-name="Liberation Serif" fo:font-size="11pt" officeooo:rsid="00f55436" officeooo:paragraph-rsid="00f68b3e" style:font-size-asian="11pt" style:font-size-complex="11pt"/>
    </style:style>
    <style:style style:name="P92" style:family="paragraph" style:parent-style-name="Heading_20_1">
      <style:paragraph-properties fo:break-before="page"/>
      <style:text-properties officeooo:paragraph-rsid="012e5503"/>
    </style:style>
    <style:style style:name="P93" style:family="paragraph" style:parent-style-name="Text_20_body">
      <style:text-properties officeooo:paragraph-rsid="012e5503"/>
    </style:style>
    <style:style style:name="P94" style:family="paragraph" style:parent-style-name="Standard" style:list-style-name="L1">
      <style:text-properties officeooo:rsid="000c1b7e" officeooo:paragraph-rsid="000dcda0"/>
    </style:style>
    <style:style style:name="P95" style:family="paragraph" style:parent-style-name="Standard" style:list-style-name="L3">
      <style:text-properties officeooo:rsid="000c1b7e" officeooo:paragraph-rsid="0019e8d5"/>
    </style:style>
    <style:style style:name="P96" style:family="paragraph" style:parent-style-name="Standard" style:list-style-name="L5">
      <style:text-properties officeooo:rsid="000c1b7e" officeooo:paragraph-rsid="0019e8d5"/>
    </style:style>
    <style:style style:name="P97" style:family="paragraph" style:parent-style-name="Standard" style:list-style-name="L10">
      <style:text-properties officeooo:rsid="000c1b7e" officeooo:paragraph-rsid="00e9e53f"/>
    </style:style>
    <style:style style:name="P98" style:family="paragraph" style:parent-style-name="Standard" style:list-style-name="L2">
      <style:paragraph-properties fo:text-align="start" style:justify-single-word="false"/>
      <style:text-properties style:font-name="Liberation Serif" fo:font-size="12pt" fo:font-weight="normal" officeooo:rsid="00181907" officeooo:paragraph-rsid="00181907" style:font-size-asian="10.5pt" style:font-weight-asian="normal" style:font-size-complex="12pt" style:font-weight-complex="normal"/>
    </style:style>
    <style:style style:name="P99" style:family="paragraph" style:parent-style-name="Standard" style:list-style-name="L7">
      <style:paragraph-properties fo:text-align="start" style:justify-single-word="false"/>
      <style:text-properties style:font-name="Liberation Serif" fo:font-size="12pt" fo:font-weight="normal" officeooo:rsid="0090bed8" officeooo:paragraph-rsid="0090bed8" style:font-size-asian="10.5pt" style:font-weight-asian="normal" style:font-size-complex="12pt" style:font-weight-complex="normal"/>
    </style:style>
    <style:style style:name="P100" style:family="paragraph" style:parent-style-name="Standard" style:list-style-name="L8">
      <style:paragraph-properties fo:text-align="start" style:justify-single-word="false"/>
      <style:text-properties style:font-name="Liberation Serif" fo:font-size="12pt" fo:font-weight="normal" officeooo:rsid="00b5777f" officeooo:paragraph-rsid="00b5777f" style:font-size-asian="10.5pt" style:font-weight-asian="normal" style:font-size-complex="12pt" style:font-weight-complex="normal"/>
    </style:style>
    <style:style style:name="P101" style:family="paragraph" style:parent-style-name="Standard" style:list-style-name="L9">
      <style:paragraph-properties fo:text-align="start" style:justify-single-word="false"/>
      <style:text-properties style:font-name="Liberation Serif" fo:font-size="12pt" fo:font-weight="normal" officeooo:rsid="00d7f253" officeooo:paragraph-rsid="00d9d2cb" style:font-size-asian="10.5pt" style:font-weight-asian="normal" style:font-size-complex="12pt" style:font-weight-complex="normal"/>
    </style:style>
    <style:style style:name="P102" style:family="paragraph" style:parent-style-name="Standard" style:list-style-name="L9">
      <style:paragraph-properties fo:text-align="start" style:justify-single-word="false"/>
      <style:text-properties style:font-name="Liberation Serif" fo:font-size="12pt" fo:font-weight="normal" officeooo:rsid="00db0564" officeooo:paragraph-rsid="00db0564" style:font-size-asian="10.5pt" style:font-weight-asian="normal" style:font-size-complex="12pt" style:font-weight-complex="normal"/>
    </style:style>
    <style:style style:name="P103" style:family="paragraph" style:parent-style-name="Standard" style:list-style-name="L9">
      <style:paragraph-properties fo:text-align="start" style:justify-single-word="false"/>
      <style:text-properties style:font-name="Liberation Serif" fo:font-size="12pt" fo:font-weight="normal" officeooo:rsid="00dba657" officeooo:paragraph-rsid="00e1c048" style:font-size-asian="10.5pt" style:font-weight-asian="normal" style:font-size-complex="12pt" style:font-weight-complex="normal"/>
    </style:style>
    <style:style style:name="P104" style:family="paragraph" style:parent-style-name="Standard" style:list-style-name="L9">
      <style:paragraph-properties fo:text-align="start" style:justify-single-word="false"/>
      <style:text-properties style:font-name="Liberation Serif" fo:font-size="12pt" fo:font-weight="normal" officeooo:rsid="00dd216c" officeooo:paragraph-rsid="00de7f14" style:font-size-asian="10.5pt" style:font-weight-asian="normal" style:font-size-complex="12pt" style:font-weight-complex="normal"/>
    </style:style>
    <style:style style:name="P105" style:family="paragraph" style:parent-style-name="Standard" style:list-style-name="L9">
      <style:paragraph-properties fo:text-align="start" style:justify-single-word="false"/>
      <style:text-properties style:font-name="Liberation Serif" fo:font-size="12pt" fo:font-weight="normal" officeooo:rsid="00df4930" officeooo:paragraph-rsid="00df4930" style:font-size-asian="10.5pt" style:font-weight-asian="normal" style:font-size-complex="12pt" style:font-weight-complex="normal"/>
    </style:style>
    <style:style style:name="P106" style:family="paragraph" style:parent-style-name="Standard" style:list-style-name="L9">
      <style:paragraph-properties fo:text-align="start" style:justify-single-word="false"/>
      <style:text-properties style:font-name="Liberation Serif" fo:font-size="12pt" fo:font-weight="normal" officeooo:rsid="00e38d6b" officeooo:paragraph-rsid="00e38d6b" style:font-size-asian="10.5pt" style:font-weight-asian="normal" style:font-size-complex="12pt" style:font-weight-complex="normal"/>
    </style:style>
    <style:style style:name="P107" style:family="paragraph" style:parent-style-name="Standard" style:list-style-name="L9">
      <style:paragraph-properties fo:text-align="start" style:justify-single-word="false"/>
      <style:text-properties style:font-name="Liberation Serif" fo:font-size="12pt" fo:font-weight="normal" officeooo:rsid="00e4f194" officeooo:paragraph-rsid="00e4f194" style:font-size-asian="10.5pt" style:font-weight-asian="normal" style:font-size-complex="12pt" style:font-weight-complex="normal"/>
    </style:style>
    <style:style style:name="P108" style:family="paragraph" style:parent-style-name="Standard" style:list-style-name="L9">
      <style:paragraph-properties fo:text-align="start" style:justify-single-word="false"/>
      <style:text-properties style:font-name="Liberation Serif" fo:font-size="12pt" fo:font-weight="normal" officeooo:rsid="00e4f194" officeooo:paragraph-rsid="00e6e348" style:font-size-asian="10.5pt" style:font-weight-asian="normal" style:font-size-complex="12pt" style:font-weight-complex="normal"/>
    </style:style>
    <style:style style:name="P109" style:family="paragraph" style:parent-style-name="Standard" style:list-style-name="L10">
      <style:paragraph-properties fo:text-align="start" style:justify-single-word="false"/>
      <style:text-properties style:font-name="Liberation Serif" fo:font-size="12pt" fo:font-weight="normal" officeooo:rsid="000c1b7e" officeooo:paragraph-rsid="00e9e53f" style:font-size-asian="10.5pt" style:font-weight-asian="normal" style:font-size-complex="12pt" style:font-weight-complex="normal"/>
    </style:style>
    <style:style style:name="P110" style:family="paragraph" style:parent-style-name="Standard" style:list-style-name="L10">
      <style:paragraph-properties fo:text-align="start" style:justify-single-word="false"/>
      <style:text-properties style:font-name="Liberation Serif" fo:font-size="12pt" fo:font-weight="normal" officeooo:rsid="00ea66de" officeooo:paragraph-rsid="00ea66de" style:font-size-asian="10.5pt" style:font-weight-asian="normal" style:font-size-complex="12pt" style:font-weight-complex="normal"/>
    </style:style>
    <style:style style:name="P111" style:family="paragraph" style:parent-style-name="Standard" style:list-style-name="L10">
      <style:paragraph-properties fo:text-align="start" style:justify-single-word="false"/>
      <style:text-properties style:font-name="Liberation Serif" fo:font-size="12pt" fo:font-weight="normal" officeooo:rsid="00ea687d" officeooo:paragraph-rsid="00ea687d" style:font-size-asian="10.5pt" style:font-weight-asian="normal" style:font-size-complex="12pt" style:font-weight-complex="normal"/>
    </style:style>
    <style:style style:name="P112" style:family="paragraph" style:parent-style-name="Standard" style:list-style-name="L10">
      <style:paragraph-properties fo:text-align="start" style:justify-single-word="false"/>
      <style:text-properties officeooo:rsid="00ea687d" officeooo:paragraph-rsid="00ea687d"/>
    </style:style>
    <style:style style:name="P113" style:family="paragraph" style:parent-style-name="Standard" style:list-style-name="L1">
      <style:paragraph-properties fo:margin-left="0.9846in" fo:margin-right="0in" fo:text-indent="-0.25in" style:auto-text-indent="false"/>
      <style:text-properties officeooo:rsid="000c1b7e" officeooo:paragraph-rsid="000dcda0"/>
    </style:style>
    <style:style style:name="P114" style:family="paragraph" style:parent-style-name="Standard" style:list-style-name="L5">
      <style:paragraph-properties fo:margin-left="0.9846in" fo:margin-right="0in" fo:text-indent="-0.25in" style:auto-text-indent="false"/>
      <style:text-properties officeooo:rsid="000c1b7e" officeooo:paragraph-rsid="0019e8d5"/>
    </style:style>
    <style:style style:name="P115" style:family="paragraph" style:parent-style-name="Standard" style:list-style-name="L1">
      <style:paragraph-properties fo:margin-left="0.9846in" fo:margin-right="0in" fo:text-align="start" style:justify-single-word="false" fo:text-indent="-0.25in" style:auto-text-indent="false"/>
      <style:text-properties style:font-name="Liberation Serif" fo:font-size="12pt" fo:font-weight="normal" officeooo:rsid="000c1b7e" officeooo:paragraph-rsid="000dcda0" style:font-size-asian="10.5pt" style:font-weight-asian="normal" style:font-size-complex="12pt" style:font-weight-complex="normal"/>
    </style:style>
    <style:style style:name="P116" style:family="paragraph" style:parent-style-name="Standard" style:list-style-name="L5">
      <style:paragraph-properties fo:margin-left="0.9846in" fo:margin-right="0in" fo:text-align="start" style:justify-single-word="false" fo:text-indent="-0.25in" style:auto-text-indent="false"/>
      <style:text-properties style:font-name="Liberation Serif" fo:font-size="12pt" fo:font-weight="normal" officeooo:rsid="000c1b7e" officeooo:paragraph-rsid="0019e8d5" style:font-size-asian="10.5pt" style:font-weight-asian="normal" style:font-size-complex="12pt" style:font-weight-complex="normal"/>
    </style:style>
    <style:style style:name="P117" style:family="paragraph" style:parent-style-name="Standard" style:list-style-name="L4">
      <style:paragraph-properties fo:margin-left="1.4772in" fo:margin-right="0in" fo:text-indent="-0.25in" style:auto-text-indent="false"/>
      <style:text-properties officeooo:rsid="006c22c8" officeooo:paragraph-rsid="0019e8d5"/>
    </style:style>
    <style:style style:name="P118"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2f4f7f" officeooo:paragraph-rsid="00f68b3e" style:font-size-asian="11pt" style:font-weight-asian="normal" style:font-size-complex="11pt" style:font-weight-complex="normal"/>
    </style:style>
    <style:style style:name="P119"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392f81" officeooo:paragraph-rsid="00fe19dd" style:font-size-asian="11pt" style:font-weight-asian="normal" style:font-size-complex="11pt" style:font-weight-complex="normal"/>
    </style:style>
    <style:style style:name="P120"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3b2821" officeooo:paragraph-rsid="00fc72ac" style:font-size-asian="11pt" style:font-weight-asian="normal" style:font-size-complex="11pt" style:font-weight-complex="normal"/>
    </style:style>
    <style:style style:name="P121"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3db743" officeooo:paragraph-rsid="01046e93" style:font-size-asian="11pt" style:font-weight-asian="normal" style:font-size-complex="11pt" style:font-weight-complex="normal"/>
    </style:style>
    <style:style style:name="P122"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105fa29" officeooo:paragraph-rsid="0105fa29" style:font-size-asian="11pt" style:font-weight-asian="normal" style:font-size-complex="11pt" style:font-weight-complex="normal"/>
    </style:style>
    <style:style style:name="P123"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472c07" officeooo:paragraph-rsid="0105fa29" style:font-size-asian="11pt" style:font-weight-asian="normal" style:font-size-complex="11pt" style:font-weight-complex="normal"/>
    </style:style>
    <style:style style:name="P124"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48512f" officeooo:paragraph-rsid="010bcf1e" style:font-size-asian="11pt" style:font-weight-asian="normal" style:font-size-complex="11pt" style:font-weight-complex="normal"/>
    </style:style>
    <style:style style:name="P125"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48512f" officeooo:paragraph-rsid="010ecff4" style:font-size-asian="11pt" style:font-weight-asian="normal" style:font-size-complex="11pt" style:font-weight-complex="normal"/>
    </style:style>
    <style:style style:name="P126"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498bcd" officeooo:paragraph-rsid="010bcf1e" style:font-size-asian="11pt" style:font-weight-asian="normal" style:font-size-complex="11pt" style:font-weight-complex="normal"/>
    </style:style>
    <style:style style:name="P127"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10bcf1e" officeooo:paragraph-rsid="010bcf1e" style:font-size-asian="11pt" style:font-weight-asian="normal" style:font-size-complex="11pt" style:font-weight-complex="normal"/>
    </style:style>
    <style:style style:name="P128"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4e06cf" officeooo:paragraph-rsid="010ecff4" style:font-size-asian="11pt" style:font-weight-asian="normal" style:font-size-complex="11pt" style:font-weight-complex="normal"/>
    </style:style>
    <style:style style:name="P129"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5064f2" officeooo:paragraph-rsid="010ecff4" style:font-size-asian="11pt" style:font-weight-asian="normal" style:font-size-complex="11pt" style:font-weight-complex="normal"/>
    </style:style>
    <style:style style:name="P130"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5064f2" officeooo:paragraph-rsid="0112e521" style:font-size-asian="11pt" style:font-weight-asian="normal" style:font-size-complex="11pt" style:font-weight-complex="normal"/>
    </style:style>
    <style:style style:name="P131"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10ecff4" officeooo:paragraph-rsid="010ecff4" style:font-size-asian="11pt" style:font-weight-asian="normal" style:font-size-complex="11pt" style:font-weight-complex="normal"/>
    </style:style>
    <style:style style:name="P132"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596b5f" officeooo:paragraph-rsid="01132e91" style:font-size-asian="11pt" style:font-weight-asian="normal" style:font-size-complex="11pt" style:font-weight-complex="normal"/>
    </style:style>
    <style:style style:name="P133"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5ecde7" officeooo:paragraph-rsid="01132e91" style:font-size-asian="11pt" style:font-weight-asian="normal" style:font-size-complex="11pt" style:font-weight-complex="normal"/>
    </style:style>
    <style:style style:name="P134"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60663e" officeooo:paragraph-rsid="01132e91" style:font-size-asian="11pt" style:font-weight-asian="normal" style:font-size-complex="11pt" style:font-weight-complex="normal"/>
    </style:style>
    <style:style style:name="P135"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386580" officeooo:paragraph-rsid="01132e91" style:font-size-asian="11pt" style:font-weight-asian="normal" style:font-size-complex="11pt" style:font-weight-complex="normal"/>
    </style:style>
    <style:style style:name="P136"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386580" officeooo:paragraph-rsid="0119560d" style:font-size-asian="11pt" style:font-weight-asian="normal" style:font-size-complex="11pt" style:font-weight-complex="normal"/>
    </style:style>
    <style:style style:name="P137"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386580" officeooo:paragraph-rsid="011a6850" style:font-size-asian="11pt" style:font-weight-asian="normal" style:font-size-complex="11pt" style:font-weight-complex="normal"/>
    </style:style>
    <style:style style:name="P138"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386580" officeooo:paragraph-rsid="011bc884" style:font-size-asian="11pt" style:font-weight-asian="normal" style:font-size-complex="11pt" style:font-weight-complex="normal"/>
    </style:style>
    <style:style style:name="P139"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386580" officeooo:paragraph-rsid="011dfedc" style:font-size-asian="11pt" style:font-weight-asian="normal" style:font-size-complex="11pt" style:font-weight-complex="normal"/>
    </style:style>
    <style:style style:name="P140"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386580" officeooo:paragraph-rsid="01200b77" style:font-size-asian="11pt" style:font-weight-asian="normal" style:font-size-complex="11pt" style:font-weight-complex="normal"/>
    </style:style>
    <style:style style:name="P141"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62e975" officeooo:paragraph-rsid="0115887f" style:font-size-asian="11pt" style:font-weight-asian="normal" style:font-size-complex="11pt" style:font-weight-complex="normal"/>
    </style:style>
    <style:style style:name="P142"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62e975" officeooo:paragraph-rsid="0119560d" style:font-size-asian="11pt" style:font-weight-asian="normal" style:font-size-complex="11pt" style:font-weight-complex="normal"/>
    </style:style>
    <style:style style:name="P143"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62e975" officeooo:paragraph-rsid="011a6850" style:font-size-asian="11pt" style:font-weight-asian="normal" style:font-size-complex="11pt" style:font-weight-complex="normal"/>
    </style:style>
    <style:style style:name="P144"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62e975" officeooo:paragraph-rsid="011ad46e" style:font-size-asian="11pt" style:font-weight-asian="normal" style:font-size-complex="11pt" style:font-weight-complex="normal"/>
    </style:style>
    <style:style style:name="P145"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115887f" officeooo:paragraph-rsid="0115887f" style:font-size-asian="11pt" style:font-weight-asian="normal" style:font-size-complex="11pt" style:font-weight-complex="normal"/>
    </style:style>
    <style:style style:name="P146"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65b09d" officeooo:paragraph-rsid="0119560d" style:font-size-asian="11pt" style:font-weight-asian="normal" style:font-size-complex="11pt" style:font-weight-complex="normal"/>
    </style:style>
    <style:style style:name="P147"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65b09d" officeooo:paragraph-rsid="011a6850" style:font-size-asian="11pt" style:font-weight-asian="normal" style:font-size-complex="11pt" style:font-weight-complex="normal"/>
    </style:style>
    <style:style style:name="P148"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119560d" officeooo:paragraph-rsid="0119560d" style:font-size-asian="11pt" style:font-weight-asian="normal" style:font-size-complex="11pt" style:font-weight-complex="normal"/>
    </style:style>
    <style:style style:name="P149"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6c0a13" officeooo:paragraph-rsid="0119560d" style:font-size-asian="11pt" style:font-weight-asian="normal" style:font-size-complex="11pt" style:font-weight-complex="normal"/>
    </style:style>
    <style:style style:name="P150"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710314" officeooo:paragraph-rsid="011a6850" style:font-size-asian="11pt" style:font-weight-asian="normal" style:font-size-complex="11pt" style:font-weight-complex="normal"/>
    </style:style>
    <style:style style:name="P151"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73271c" officeooo:paragraph-rsid="011a6850" style:font-size-asian="11pt" style:font-weight-asian="normal" style:font-size-complex="11pt" style:font-weight-complex="normal"/>
    </style:style>
    <style:style style:name="P152"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747a78" officeooo:paragraph-rsid="011bc884" style:font-size-asian="11pt" style:font-weight-asian="normal" style:font-size-complex="11pt" style:font-weight-complex="normal"/>
    </style:style>
    <style:style style:name="P153"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75798c" officeooo:paragraph-rsid="011bc884" style:font-size-asian="11pt" style:font-weight-asian="normal" style:font-size-complex="11pt" style:font-weight-complex="normal"/>
    </style:style>
    <style:style style:name="P154"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79309e" officeooo:paragraph-rsid="011dfedc" style:font-size-asian="11pt" style:font-weight-asian="normal" style:font-size-complex="11pt" style:font-weight-complex="normal"/>
    </style:style>
    <style:style style:name="P155"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7bf165" officeooo:paragraph-rsid="011dfedc" style:font-size-asian="11pt" style:font-weight-asian="normal" style:font-size-complex="11pt" style:font-weight-complex="normal"/>
    </style:style>
    <style:style style:name="P156"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7bf5c3" officeooo:paragraph-rsid="011dfedc" style:font-size-asian="11pt" style:font-weight-asian="normal" style:font-size-complex="11pt" style:font-weight-complex="normal"/>
    </style:style>
    <style:style style:name="P157"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7c530d" officeooo:paragraph-rsid="011dfedc" style:font-size-asian="11pt" style:font-weight-asian="normal" style:font-size-complex="11pt" style:font-weight-complex="normal"/>
    </style:style>
    <style:style style:name="P158" style:family="paragraph" style:parent-style-name="Standard" style:list-style-name="L6">
      <style:paragraph-properties fo:margin-left="0in" fo:margin-right="0in" fo:text-align="start" style:justify-single-word="false" fo:text-indent="-0.25in" style:auto-text-indent="false"/>
      <style:text-properties style:font-name="Liberation Serif" fo:font-size="11pt" fo:font-weight="normal" officeooo:rsid="007f74d7" officeooo:paragraph-rsid="01200b77" style:font-size-asian="11pt" style:font-weight-asian="normal" style:font-size-complex="11pt" style:font-weight-complex="normal"/>
    </style:style>
    <style:style style:name="P159" style:family="paragraph" style:parent-style-name="Standard" style:list-style-name="L6">
      <style:paragraph-properties fo:margin-left="0in" fo:margin-right="0in" fo:text-align="start" style:justify-single-word="false" fo:text-indent="0in" style:auto-text-indent="false"/>
      <style:text-properties style:font-name="Liberation Serif" fo:font-size="11pt" fo:font-weight="normal" officeooo:rsid="0033adeb" officeooo:paragraph-rsid="00f68b3e" style:font-size-asian="11pt" style:font-weight-asian="normal" style:font-size-complex="11pt" style:font-weight-complex="normal"/>
    </style:style>
    <style:style style:name="P160" style:family="paragraph" style:parent-style-name="Standard" style:list-style-name="L6">
      <style:paragraph-properties fo:margin-left="0in" fo:margin-right="0in" fo:text-align="start" style:justify-single-word="false" fo:text-indent="0in" style:auto-text-indent="false"/>
      <style:text-properties style:font-name="Liberation Serif" fo:font-size="11pt" fo:font-weight="normal" officeooo:rsid="003b2821" officeooo:paragraph-rsid="00fc72ac" style:font-size-asian="11pt" style:font-weight-asian="normal" style:font-size-complex="11pt" style:font-weight-complex="normal"/>
    </style:style>
    <style:style style:name="P161" style:family="paragraph" style:parent-style-name="Standard" style:list-style-name="L6">
      <style:paragraph-properties fo:margin-left="0in" fo:margin-right="0in" fo:text-align="start" style:justify-single-word="false" fo:text-indent="0in" style:auto-text-indent="false"/>
      <style:text-properties style:font-name="Liberation Serif" fo:font-size="11pt" fo:font-weight="normal" officeooo:rsid="003b2821" officeooo:paragraph-rsid="01025d93" style:font-size-asian="11pt" style:font-weight-asian="normal" style:font-size-complex="11pt" style:font-weight-complex="normal"/>
    </style:style>
    <style:style style:name="P162" style:family="paragraph" style:parent-style-name="Standard" style:list-style-name="L6">
      <style:paragraph-properties fo:margin-left="0in" fo:margin-right="0in" fo:text-align="start" style:justify-single-word="false" fo:text-indent="0in" style:auto-text-indent="false"/>
      <style:text-properties style:font-name="Liberation Serif" fo:font-size="11pt" fo:font-weight="normal" officeooo:rsid="00444aaf" officeooo:paragraph-rsid="01046e93" style:font-size-asian="11pt" style:font-weight-asian="normal" style:font-size-complex="11pt" style:font-weight-complex="normal"/>
    </style:style>
    <style:style style:name="P163" style:family="paragraph" style:parent-style-name="Standard" style:list-style-name="L6">
      <style:paragraph-properties fo:margin-left="0in" fo:margin-right="0in" fo:text-align="start" style:justify-single-word="false" fo:text-indent="0in" style:auto-text-indent="false"/>
      <style:text-properties style:font-name="Liberation Serif" fo:font-size="11pt" fo:font-weight="normal" officeooo:rsid="0056cb3f" officeooo:paragraph-rsid="010ecff4" style:font-size-asian="11pt" style:font-weight-asian="normal" style:font-size-complex="11pt" style:font-weight-complex="normal"/>
    </style:style>
    <style:style style:name="P164" style:family="paragraph" style:parent-style-name="Standard" style:list-style-name="L6">
      <style:paragraph-properties fo:margin-left="0in" fo:margin-right="0in" fo:text-align="start" style:justify-single-word="false" fo:text-indent="0in" style:auto-text-indent="false"/>
      <style:text-properties style:font-name="Liberation Serif" fo:font-size="11pt" fo:font-weight="normal" officeooo:rsid="007f74d7" officeooo:paragraph-rsid="01200b77" style:font-size-asian="11pt" style:font-weight-asian="normal" style:font-size-complex="11pt" style:font-weight-complex="normal"/>
    </style:style>
    <style:style style:name="P165" style:family="paragraph" style:parent-style-name="Standard" style:list-style-name="L6">
      <style:paragraph-properties fo:margin-left="0in" fo:margin-right="0in" fo:text-align="start" style:justify-single-word="false" fo:text-indent="0in" style:auto-text-indent="false"/>
      <style:text-properties officeooo:rsid="007f74d7" officeooo:paragraph-rsid="011ee574"/>
    </style:style>
    <style:style style:name="P166" style:family="paragraph" style:parent-style-name="Standard" style:list-style-name="L6">
      <style:paragraph-properties fo:margin-left="0in" fo:margin-right="0in" fo:text-align="start" style:justify-single-word="false" fo:text-indent="0in" style:auto-text-indent="false"/>
      <style:text-properties officeooo:rsid="007f74d7" officeooo:paragraph-rsid="007f74d7"/>
    </style:style>
    <style:style style:name="P167" style:family="paragraph" style:parent-style-name="Contents_20_4">
      <style:paragraph-properties>
        <style:tab-stops>
          <style:tab-stop style:position="6.1035in" style:type="right" style:leader-style="dotted" style:leader-text="."/>
        </style:tab-stops>
      </style:paragraph-properties>
    </style:style>
    <style:style style:name="P168" style:family="paragraph" style:parent-style-name="Heading_20_2">
      <style:text-properties officeooo:paragraph-rsid="012e5503"/>
    </style:style>
    <style:style style:name="P169" style:family="paragraph" style:parent-style-name="Heading_20_2">
      <style:paragraph-properties fo:break-before="page"/>
    </style:style>
    <style:style style:name="P170" style:family="paragraph" style:parent-style-name="Contents_20_2">
      <style:paragraph-properties>
        <style:tab-stops>
          <style:tab-stop style:position="6.4965in" style:type="right" style:leader-style="dotted" style:leader-text="."/>
        </style:tab-stops>
      </style:paragraph-properties>
    </style:style>
    <style:style style:name="P171"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8ddd5f" style:font-weight-asian="bold" style:font-weight-complex="bold"/>
    </style:style>
    <style:style style:name="T3" style:family="text">
      <style:text-properties fo:font-weight="bold" officeooo:rsid="008e34be" style:font-weight-asian="bold" style:font-weight-complex="bold"/>
    </style:style>
    <style:style style:name="T4" style:family="text">
      <style:text-properties officeooo:rsid="0064e5d8"/>
    </style:style>
    <style:style style:name="T5" style:family="text">
      <style:text-properties officeooo:rsid="00668210"/>
    </style:style>
    <style:style style:name="T6" style:family="text">
      <style:text-properties officeooo:rsid="0067908e"/>
    </style:style>
    <style:style style:name="T7" style:family="text">
      <style:text-properties officeooo:rsid="000e22fa"/>
    </style:style>
    <style:style style:name="T8" style:family="text">
      <style:text-properties officeooo:rsid="001f79c2"/>
    </style:style>
    <style:style style:name="T9" style:family="text">
      <style:text-properties officeooo:rsid="007212a8"/>
    </style:style>
    <style:style style:name="T10" style:family="text">
      <style:text-properties officeooo:rsid="00695c00"/>
    </style:style>
    <style:style style:name="T11" style:family="text">
      <style:text-properties officeooo:rsid="006a20b3"/>
    </style:style>
    <style:style style:name="T12" style:family="text">
      <style:text-properties officeooo:rsid="006acee5"/>
    </style:style>
    <style:style style:name="T13" style:family="text">
      <style:text-properties officeooo:rsid="006c22c8"/>
    </style:style>
    <style:style style:name="T14" style:family="text">
      <style:text-properties officeooo:rsid="006c9ccf"/>
    </style:style>
    <style:style style:name="T15" style:family="text">
      <style:text-properties officeooo:rsid="006e18a9"/>
    </style:style>
    <style:style style:name="T16" style:family="text">
      <style:text-properties officeooo:rsid="006e4e17"/>
    </style:style>
    <style:style style:name="T17" style:family="text">
      <style:text-properties officeooo:rsid="00738e3e"/>
    </style:style>
    <style:style style:name="T18" style:family="text">
      <style:text-properties officeooo:rsid="00702861"/>
    </style:style>
    <style:style style:name="T19" style:family="text">
      <style:text-properties officeooo:rsid="0072046b"/>
    </style:style>
    <style:style style:name="T20" style:family="text">
      <style:text-properties officeooo:rsid="00720701"/>
    </style:style>
    <style:style style:name="T21" style:family="text">
      <style:text-properties officeooo:rsid="001f2604"/>
    </style:style>
    <style:style style:name="T22" style:family="text">
      <style:text-properties officeooo:rsid="0026128e"/>
    </style:style>
    <style:style style:name="T23" style:family="text">
      <style:text-properties officeooo:rsid="00274dd4"/>
    </style:style>
    <style:style style:name="T24" style:family="text">
      <style:text-properties style:font-name="Liberation Serif" fo:font-size="12pt" fo:font-weight="normal" style:font-size-asian="10.5pt" style:font-weight-asian="normal" style:font-size-complex="12pt" style:font-weight-complex="normal"/>
    </style:style>
    <style:style style:name="T25" style:family="text">
      <style:text-properties style:font-name="Liberation Serif" fo:font-size="12pt" fo:font-weight="normal" officeooo:rsid="0029ffb1" style:font-size-asian="10.5pt" style:font-weight-asian="normal" style:font-size-complex="12pt" style:font-weight-complex="normal"/>
    </style:style>
    <style:style style:name="T26" style:family="text">
      <style:text-properties style:font-name="Liberation Serif" fo:font-size="12pt" fo:font-weight="normal" officeooo:rsid="001f7c5f" style:font-size-asian="10.5pt" style:font-weight-asian="normal" style:font-size-complex="12pt" style:font-weight-complex="normal"/>
    </style:style>
    <style:style style:name="T27" style:family="text">
      <style:text-properties style:font-name="Liberation Serif" fo:font-size="12pt" fo:font-weight="normal" officeooo:rsid="0020a42c" style:font-size-asian="10.5pt" style:font-weight-asian="normal" style:font-size-complex="12pt" style:font-weight-complex="normal"/>
    </style:style>
    <style:style style:name="T28" style:family="text">
      <style:text-properties style:font-name="Liberation Serif" fo:font-size="12pt" fo:font-weight="normal" officeooo:rsid="0022b972" style:font-size-asian="10.5pt" style:font-weight-asian="normal" style:font-size-complex="12pt" style:font-weight-complex="normal"/>
    </style:style>
    <style:style style:name="T29" style:family="text">
      <style:text-properties style:font-name="Liberation Serif" fo:font-size="12pt" fo:font-weight="normal" officeooo:rsid="0086f535" style:font-size-asian="10.5pt" style:font-weight-asian="normal" style:font-size-complex="12pt" style:font-weight-complex="normal"/>
    </style:style>
    <style:style style:name="T30" style:family="text">
      <style:text-properties style:font-name="Liberation Serif" fo:font-size="12pt" officeooo:rsid="00e9e53f" style:font-size-asian="10.5pt" style:font-size-complex="12pt"/>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fo:font-weight="bold" style:font-size-asian="12pt" style:font-weight-asian="bold" style:font-size-complex="12pt" style:font-weight-complex="bold"/>
    </style:style>
    <style:style style:name="T33" style:family="text">
      <style:text-properties officeooo:rsid="00303be1"/>
    </style:style>
    <style:style style:name="T34" style:family="text">
      <style:text-properties officeooo:rsid="0034b104"/>
    </style:style>
    <style:style style:name="T35" style:family="text">
      <style:text-properties officeooo:rsid="0035687f"/>
    </style:style>
    <style:style style:name="T36" style:family="text">
      <style:text-properties officeooo:rsid="00394515"/>
    </style:style>
    <style:style style:name="T37" style:family="text">
      <style:text-properties officeooo:rsid="003bfbc0"/>
    </style:style>
    <style:style style:name="T38" style:family="text">
      <style:text-properties officeooo:rsid="0043b654"/>
    </style:style>
    <style:style style:name="T39" style:family="text">
      <style:text-properties officeooo:rsid="00386580"/>
    </style:style>
    <style:style style:name="T40" style:family="text">
      <style:text-properties officeooo:rsid="004fd9d2"/>
    </style:style>
    <style:style style:name="T41" style:family="text">
      <style:text-properties officeooo:rsid="0052d92d"/>
    </style:style>
    <style:style style:name="T42" style:family="text">
      <style:text-properties officeooo:rsid="00583bc6"/>
    </style:style>
    <style:style style:name="T43" style:family="text">
      <style:text-properties officeooo:rsid="005b3762"/>
    </style:style>
    <style:style style:name="T44" style:family="text">
      <style:text-properties officeooo:rsid="005cea5c"/>
    </style:style>
    <style:style style:name="T45" style:family="text">
      <style:text-properties officeooo:rsid="005f05fd"/>
    </style:style>
    <style:style style:name="T46" style:family="text">
      <style:text-properties officeooo:rsid="0063de90"/>
    </style:style>
    <style:style style:name="T47" style:family="text">
      <style:text-properties officeooo:rsid="0066594e"/>
    </style:style>
    <style:style style:name="T48" style:family="text">
      <style:text-properties officeooo:rsid="006a9c92"/>
    </style:style>
    <style:style style:name="T49" style:family="text">
      <style:text-properties officeooo:rsid="0080fbbd"/>
    </style:style>
    <style:style style:name="T50" style:family="text">
      <style:text-properties officeooo:rsid="008ddd5f"/>
    </style:style>
    <style:style style:name="T51" style:family="text">
      <style:text-properties officeooo:rsid="00901f50"/>
    </style:style>
    <style:style style:name="T52" style:family="text">
      <style:text-properties officeooo:rsid="00910c7c"/>
    </style:style>
    <style:style style:name="T53" style:family="text">
      <style:text-properties officeooo:rsid="0092f751"/>
    </style:style>
    <style:style style:name="T54" style:family="text">
      <style:text-properties officeooo:rsid="0097a6ee"/>
    </style:style>
    <style:style style:name="T55" style:family="text">
      <style:text-properties officeooo:rsid="009e7024"/>
    </style:style>
    <style:style style:name="T56" style:family="text">
      <style:text-properties officeooo:rsid="009feea6"/>
    </style:style>
    <style:style style:name="T57" style:family="text">
      <style:text-properties officeooo:rsid="00a71af7"/>
    </style:style>
    <style:style style:name="T58" style:family="text">
      <style:text-properties officeooo:rsid="00ab0551"/>
    </style:style>
    <style:style style:name="T59" style:family="text">
      <style:text-properties officeooo:rsid="00bb5fd3"/>
    </style:style>
    <style:style style:name="T60" style:family="text">
      <style:text-properties officeooo:rsid="00c875b6"/>
    </style:style>
    <style:style style:name="T61" style:family="text">
      <style:text-properties officeooo:rsid="00cb2307"/>
    </style:style>
    <style:style style:name="T62" style:family="text">
      <style:text-properties officeooo:rsid="00cfdb7c"/>
    </style:style>
    <style:style style:name="T63" style:family="text">
      <style:text-properties officeooo:rsid="00d18285"/>
    </style:style>
    <style:style style:name="T64" style:family="text">
      <style:text-properties officeooo:rsid="00d22194"/>
    </style:style>
    <style:style style:name="T65" style:family="text">
      <style:text-properties officeooo:rsid="00d9d2cb"/>
    </style:style>
    <style:style style:name="T66" style:family="text">
      <style:text-properties officeooo:rsid="00de7f14"/>
    </style:style>
    <style:style style:name="T67" style:family="text">
      <style:text-properties style:font-name="Liberation Mono" fo:font-size="10pt" style:font-size-asian="10pt" style:font-size-complex="10pt"/>
    </style:style>
    <style:style style:name="T68" style:family="text">
      <style:text-properties style:font-name="Liberation Mono" fo:font-size="10pt" officeooo:rsid="000c1b7e" style:font-size-asian="10pt" style:font-size-complex="10pt"/>
    </style:style>
    <style:style style:name="T69" style:family="text">
      <style:text-properties style:font-name="Liberation Mono" fo:font-size="10pt" officeooo:rsid="00de7f14" style:font-size-asian="10pt" style:font-size-complex="10pt"/>
    </style:style>
    <style:style style:name="T70" style:family="text">
      <style:text-properties style:font-name="Liberation Mono" fo:font-size="10pt" officeooo:rsid="00d9d2cb" style:font-size-asian="10pt" style:font-size-complex="10pt"/>
    </style:style>
    <style:style style:name="T71" style:family="text">
      <style:text-properties style:font-name="Liberation Mono" fo:font-size="10pt" officeooo:rsid="00e1c048" style:font-size-asian="10pt" style:font-size-complex="10pt"/>
    </style:style>
    <style:style style:name="T72" style:family="text">
      <style:text-properties style:font-name="Liberation Mono" fo:font-size="10pt" style:font-size-asian="8.75pt" style:font-size-complex="10pt"/>
    </style:style>
    <style:style style:name="T73" style:family="text">
      <style:text-properties style:font-name="Liberation Mono" fo:font-size="10pt" officeooo:rsid="00e6e348" style:font-size-asian="8.75pt" style:font-size-complex="10pt"/>
    </style:style>
    <style:style style:name="T74" style:family="text">
      <style:text-properties style:font-name="Liberation Mono" fo:font-size="10pt" fo:font-weight="normal" officeooo:rsid="000c1b7e" style:font-size-asian="10pt" style:font-weight-asian="normal" style:font-size-complex="10pt" style:font-weight-complex="normal"/>
    </style:style>
    <style:style style:name="T75" style:family="text">
      <style:text-properties officeooo:rsid="00e6e348"/>
    </style:style>
    <style:style style:name="T76" style:family="text">
      <style:text-properties fo:font-size="12pt" style:font-size-asian="12pt" style:font-size-complex="12pt"/>
    </style:style>
    <style:style style:name="T77" style:family="text">
      <style:text-properties style:font-size-asian="12pt"/>
    </style:style>
    <style:style style:name="T78" style:family="text">
      <style:text-properties officeooo:rsid="00f55436"/>
    </style:style>
    <style:style style:name="T79" style:family="text">
      <style:text-properties officeooo:rsid="00f8539c"/>
    </style:style>
    <style:style style:name="T80" style:family="text">
      <style:text-properties officeooo:rsid="010170d1"/>
    </style:style>
    <style:style style:name="T81" style:family="text">
      <style:text-properties officeooo:rsid="0105fa29"/>
    </style:style>
    <style:style style:name="T82" style:family="text">
      <style:text-properties officeooo:rsid="0115887f"/>
    </style:style>
    <style:style style:name="T83" style:family="text">
      <style:text-properties officeooo:rsid="006dbab1"/>
    </style:style>
    <style:style style:name="T84" style:family="text">
      <style:text-properties officeooo:rsid="007a15dc"/>
    </style:style>
    <style:style style:name="T85" style:family="text">
      <style:text-properties officeooo:rsid="007b87a2"/>
    </style:style>
    <style:style style:name="T86" style:family="text">
      <style:text-properties officeooo:rsid="015941e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736in" fo:text-indent="-0.25in" fo:margin-left="0.67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36in" fo:text-indent="-0.25in" fo:margin-left="0.923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36in" fo:text-indent="-0.25in" fo:margin-left="1.173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36in" fo:text-indent="-0.25in" fo:margin-left="1.423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36in" fo:text-indent="-0.25in" fo:margin-left="1.673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36in" fo:text-indent="-0.25in" fo:margin-left="1.923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36in" fo:text-indent="-0.25in" fo:margin-left="2.173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36in" fo:text-indent="-0.25in" fo:margin-left="2.423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36in" fo:text-indent="-0.25in" fo:margin-left="2.673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36in" fo:text-indent="-0.25in" fo:margin-left="2.9236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1"><text:a xlink:type="simple" xlink:href="#__RefHeading__4399_1031764638" text:style-name="Index_20_Link" text:visited-style-name="Index_20_Link">1.Introduction<text:tab/>2</text:a></text:p>
          <text:p text:style-name="P170"><text:a xlink:type="simple" xlink:href="#__RefHeading__4401_1031764638" text:style-name="Index_20_Link" text:visited-style-name="Index_20_Link">1.1</text:a> Problem Description<text:a xlink:type="simple" xlink:href="#__RefHeading__4401_1031764638" text:style-name="Index_20_Link" text:visited-style-name="Index_20_Link"><text:tab/>2</text:a></text:p>
          <text:p text:style-name="P170"><text:a xlink:type="simple" xlink:href="#__RefHeading__4403_1031764638" text:style-name="Index_20_Link" text:visited-style-name="Index_20_Link">1.2</text:a> Existing Products<text:a xlink:type="simple" xlink:href="#__RefHeading__4403_1031764638" text:style-name="Index_20_Link" text:visited-style-name="Index_20_Link"><text:tab/>2</text:a></text:p>
          <text:p text:style-name="P170"><text:a xlink:type="simple" xlink:href="#__RefHeading__4405_1031764638" text:style-name="Index_20_Link" text:visited-style-name="Index_20_Link">1.3</text:a> Proposed Solution<text:a xlink:type="simple" xlink:href="#__RefHeading__4405_1031764638" text:style-name="Index_20_Link" text:visited-style-name="Index_20_Link"><text:tab/>2</text:a></text:p>
          <text:p text:style-name="P171"><text:a xlink:type="simple" xlink:href="#__RefHeading__4407_1031764638" text:style-name="Index_20_Link" text:visited-style-name="Index_20_Link">2.Use Cases<text:tab/>3</text:a></text:p>
          <text:p text:style-name="P170"><text:a xlink:type="simple" xlink:href="#__RefHeading__4409_1031764638" text:style-name="Index_20_Link" text:visited-style-name="Index_20_Link">2.1</text:a> Initial Setup<text:a xlink:type="simple" xlink:href="#__RefHeading__4409_1031764638" text:style-name="Index_20_Link" text:visited-style-name="Index_20_Link"><text:tab/>3</text:a></text:p>
          <text:p text:style-name="P170"><text:a xlink:type="simple" xlink:href="#__RefHeading__4411_1031764638" text:style-name="Index_20_Link" text:visited-style-name="Index_20_Link">2.2</text:a> Connecting via Tor/VPN<text:a xlink:type="simple" xlink:href="#__RefHeading__4411_1031764638" text:style-name="Index_20_Link" text:visited-style-name="Index_20_Link"><text:tab/>3</text:a></text:p>
          <text:p text:style-name="P171"><text:a xlink:type="simple" xlink:href="#__RefHeading__4413_1031764638" text:style-name="Index_20_Link" text:visited-style-name="Index_20_Link">3.Hardware Platform<text:tab/>4</text:a></text:p>
          <text:p text:style-name="P170"><text:a xlink:type="simple" xlink:href="#__RefHeading__4415_1031764638" text:style-name="Index_20_Link" text:visited-style-name="Index_20_Link">3.1</text:a> Proposed Hardware Platforms<text:a xlink:type="simple" xlink:href="#__RefHeading__4415_1031764638" text:style-name="Index_20_Link" text:visited-style-name="Index_20_Link"><text:tab/>4</text:a></text:p>
          <text:p text:style-name="P167"><text:a xlink:type="simple" xlink:href="#__RefHeading__4417_1031764638" text:style-name="Index_20_Link" text:visited-style-name="Index_20_Link">Raspberry Pi (Model B)<text:tab/>4</text:a></text:p>
          <text:p text:style-name="P167"><text:a xlink:type="simple" xlink:href="#__RefHeading__4419_1031764638" text:style-name="Index_20_Link" text:visited-style-name="Index_20_Link">Carambola 2<text:tab/>4</text:a></text:p>
          <text:p text:style-name="P167"><text:a xlink:type="simple" xlink:href="#__RefHeading__4421_1031764638" text:style-name="Index_20_Link" text:visited-style-name="Index_20_Link">Cubietruck<text:tab/>4</text:a></text:p>
          <text:p text:style-name="P167"><text:a xlink:type="simple" xlink:href="#__RefHeading__4423_1031764638" text:style-name="Index_20_Link" text:visited-style-name="Index_20_Link">Beaglebone Black<text:tab/>5</text:a></text:p>
          <text:p text:style-name="P167"><text:a xlink:type="simple" xlink:href="#__RefHeading__4425_1031764638" text:style-name="Index_20_Link" text:visited-style-name="Index_20_Link">Newstweek (Planex GW-MF54G2)<text:tab/>5</text:a></text:p>
          <text:p text:style-name="P167"><text:a xlink:type="simple" xlink:href="#__RefHeading__4427_1031764638" text:style-name="Index_20_Link" text:visited-style-name="Index_20_Link">WiFi Pineapple Mark V<text:tab/>5</text:a></text:p>
          <text:p text:style-name="P167"><text:a xlink:type="simple" xlink:href="#__RefHeading__4429_1031764638" text:style-name="Index_20_Link" text:visited-style-name="Index_20_Link">W-NET V-U700<text:tab/>5</text:a></text:p>
          <text:p text:style-name="P167"><text:a xlink:type="simple" xlink:href="#__RefHeading__4431_1031764638" text:style-name="Index_20_Link" text:visited-style-name="Index_20_Link">Mercury MW300R<text:tab/>6</text:a></text:p>
          <text:p text:style-name="P167"><text:a xlink:type="simple" xlink:href="#__RefHeading__4433_1031764638" text:style-name="Index_20_Link" text:visited-style-name="Index_20_Link">TP-Link TD-W89841N<text:tab/>6</text:a></text:p>
          <text:p text:style-name="P167"><text:a xlink:type="simple" xlink:href="#__RefHeading__4435_1031764638" text:style-name="Index_20_Link" text:visited-style-name="Index_20_Link">WR3G01<text:tab/>6</text:a></text:p>
          <text:p text:style-name="P167"><text:a xlink:type="simple" xlink:href="#__RefHeading__4437_1031764638" text:style-name="Index_20_Link" text:visited-style-name="Index_20_Link">TP-LINK TL-WR720N<text:tab/>6</text:a></text:p>
          <text:p text:style-name="P167"><text:a xlink:type="simple" xlink:href="#__RefHeading__4439_1031764638" text:style-name="Index_20_Link" text:visited-style-name="Index_20_Link">GL-iNet<text:tab/>7</text:a></text:p>
          <text:p text:style-name="P167"><text:a xlink:type="simple" xlink:href="#__RefHeading__4441_1031764638" text:style-name="Index_20_Link" text:visited-style-name="Index_20_Link">Wi-Fi Dongle<text:tab/>7</text:a></text:p>
          <text:p text:style-name="P171"><text:a xlink:type="simple" xlink:href="#__RefHeading__4443_1031764638" text:style-name="Index_20_Link" text:visited-style-name="Index_20_Link">4.Software Platform<text:tab/>8</text:a></text:p>
          <text:p text:style-name="P170"><text:a xlink:type="simple" xlink:href="#__RefHeading__4445_1031764638" text:style-name="Index_20_Link" text:visited-style-name="Index_20_Link">4.1</text:a> OpenWRT<text:a xlink:type="simple" xlink:href="#__RefHeading__4445_1031764638" text:style-name="Index_20_Link" text:visited-style-name="Index_20_Link"><text:tab/>8</text:a></text:p>
          <text:p text:style-name="P170"><text:a xlink:type="simple" xlink:href="#__RefHeading__4447_1031764638" text:style-name="Index_20_Link" text:visited-style-name="Index_20_Link">4.2</text:a> HTTP Server<text:a xlink:type="simple" xlink:href="#__RefHeading__4447_1031764638" text:style-name="Index_20_Link" text:visited-style-name="Index_20_Link"><text:tab/>8</text:a></text:p>
          <text:p text:style-name="P170"><text:a xlink:type="simple" xlink:href="#__RefHeading__4449_1031764638" text:style-name="Index_20_Link" text:visited-style-name="Index_20_Link">4.3</text:a> OpenVPN Client<text:a xlink:type="simple" xlink:href="#__RefHeading__4449_1031764638" text:style-name="Index_20_Link" text:visited-style-name="Index_20_Link"><text:tab/>8</text:a></text:p>
          <text:p text:style-name="P170"><text:a xlink:type="simple" xlink:href="#__RefHeading__4451_1031764638" text:style-name="Index_20_Link" text:visited-style-name="Index_20_Link">4.4</text:a> File Encryption<text:a xlink:type="simple" xlink:href="#__RefHeading__4451_1031764638" text:style-name="Index_20_Link" text:visited-style-name="Index_20_Link"><text:tab/>8</text:a></text:p>
          <text:p text:style-name="P170"><text:a xlink:type="simple" xlink:href="#__RefHeading__4453_1031764638" text:style-name="Index_20_Link" text:visited-style-name="Index_20_Link">4.5</text:a> Authentication/Captive Portal<text:a xlink:type="simple" xlink:href="#__RefHeading__4453_1031764638" text:style-name="Index_20_Link" text:visited-style-name="Index_20_Link"><text:tab/>8</text:a></text:p>
          <text:p text:style-name="P170"><text:a xlink:type="simple" xlink:href="#__RefHeading__4455_1031764638" text:style-name="Index_20_Link" text:visited-style-name="Index_20_Link">4.6</text:a> Tor<text:a xlink:type="simple" xlink:href="#__RefHeading__4455_1031764638" text:style-name="Index_20_Link" text:visited-style-name="Index_20_Link"><text:tab/>8</text:a></text:p>
          <text:p text:style-name="P170"><text:a xlink:type="simple" xlink:href="#__RefHeading__4457_1031764638" text:style-name="Index_20_Link" text:visited-style-name="Index_20_Link">4.7</text:a> Multiplexing<text:a xlink:type="simple" xlink:href="#__RefHeading__4457_1031764638" text:style-name="Index_20_Link" text:visited-style-name="Index_20_Link"><text:tab/>9</text:a></text:p>
          <text:p text:style-name="P170"><text:a xlink:type="simple" xlink:href="#__RefHeading__4459_1031764638" text:style-name="Index_20_Link" text:visited-style-name="Index_20_Link">4.8</text:a> Updating<text:a xlink:type="simple" xlink:href="#__RefHeading__4459_1031764638" text:style-name="Index_20_Link" text:visited-style-name="Index_20_Link"><text:tab/>9</text:a></text:p>
          <text:p text:style-name="P170"><text:a xlink:type="simple" xlink:href="#__RefHeading__4461_1031764638" text:style-name="Index_20_Link" text:visited-style-name="Index_20_Link">4.9</text:a> Reset<text:a xlink:type="simple" xlink:href="#__RefHeading__4461_1031764638" text:style-name="Index_20_Link" text:visited-style-name="Index_20_Link"><text:tab/>9</text:a></text:p>
          <text:p text:style-name="P171"><text:a xlink:type="simple" xlink:href="#__RefHeading__4463_1031764638" text:style-name="Index_20_Link" text:visited-style-name="Index_20_Link">5.Infrastructure<text:tab/>10</text:a></text:p>
          <text:p text:style-name="P170"><text:a xlink:type="simple" xlink:href="#__RefHeading__4465_1031764638" text:style-name="Index_20_Link" text:visited-style-name="Index_20_Link">5.1</text:a> Checking for Updates<text:a xlink:type="simple" xlink:href="#__RefHeading__4465_1031764638" text:style-name="Index_20_Link" text:visited-style-name="Index_20_Link"><text:tab/>10</text:a></text:p>
          <text:p text:style-name="P170"><text:a xlink:type="simple" xlink:href="#__RefHeading__4467_1031764638" text:style-name="Index_20_Link" text:visited-style-name="Index_20_Link">5.2</text:a> Pre-configured VPN<text:a xlink:type="simple" xlink:href="#__RefHeading__4467_1031764638" text:style-name="Index_20_Link" text:visited-style-name="Index_20_Link"><text:tab/>10</text:a></text:p>
          <text:p text:style-name="P170"><text:a xlink:type="simple" xlink:href="#__RefHeading__4469_1031764638" text:style-name="Index_20_Link" text:visited-style-name="Index_20_Link">5.3</text:a> Tunneling of DNS and other UDP/ICMP Traffic<text:a xlink:type="simple" xlink:href="#__RefHeading__4469_1031764638" text:style-name="Index_20_Link" text:visited-style-name="Index_20_Link"><text:tab/>10</text:a></text:p>
          <text:p text:style-name="P171"><text:a xlink:type="simple" xlink:href="#__RefHeading__4471_1031764638" text:style-name="Index_20_Link" text:visited-style-name="Index_20_Link">6.Security<text:tab/>11</text:a></text:p>
          <text:p text:style-name="P170"><text:a xlink:type="simple" xlink:href="#__RefHeading__4473_1031764638" text:style-name="Index_20_Link" text:visited-style-name="Index_20_Link">6.1</text:a> Wireless Security<text:a xlink:type="simple" xlink:href="#__RefHeading__4473_1031764638" text:style-name="Index_20_Link" text:visited-style-name="Index_20_Link"><text:tab/>11</text:a></text:p>
          <text:p text:style-name="P170"><text:a xlink:type="simple" xlink:href="#__RefHeading__4475_1031764638" text:style-name="Index_20_Link" text:visited-style-name="Index_20_Link">6.2</text:a> Plausible Deniability<text:a xlink:type="simple" xlink:href="#__RefHeading__4475_1031764638" text:style-name="Index_20_Link" text:visited-style-name="Index_20_Link"><text:tab/>11</text:a></text:p>
          <text:p text:style-name="P170"><text:a xlink:type="simple" xlink:href="#__RefHeading__4477_1031764638" text:style-name="Index_20_Link" text:visited-style-name="Index_20_Link">6.3</text:a> Key Management<text:a xlink:type="simple" xlink:href="#__RefHeading__4477_1031764638" text:style-name="Index_20_Link" text:visited-style-name="Index_20_Link"><text:tab/>11</text:a></text:p>
          <text:p text:style-name="P170"><text:a xlink:type="simple" xlink:href="#__RefHeading__4479_1031764638" text:style-name="Index_20_Link" text:visited-style-name="Index_20_Link">6.4</text:a> Physical Security<text:a xlink:type="simple" xlink:href="#__RefHeading__4479_1031764638" text:style-name="Index_20_Link" text:visited-style-name="Index_20_Link"><text:tab/>11</text:a></text:p>
          <text:p text:style-name="P170"><text:a xlink:type="simple" xlink:href="#__RefHeading__4481_1031764638" text:style-name="Index_20_Link" text:visited-style-name="Index_20_Link">6.5</text:a> MAC Whitelisting<text:a xlink:type="simple" xlink:href="#__RefHeading__4481_1031764638" text:style-name="Index_20_Link" text:visited-style-name="Index_20_Link"><text:tab/>11</text:a></text:p>
          <text:p text:style-name="P170"><text:a xlink:type="simple" xlink:href="#__RefHeading__4483_1031764638" text:style-name="Index_20_Link" text:visited-style-name="Index_20_Link">6.6</text:a> Trusted VPN<text:a xlink:type="simple" xlink:href="#__RefHeading__4483_1031764638" text:style-name="Index_20_Link" text:visited-style-name="Index_20_Link"><text:tab/>11</text:a></text:p>
          <text:p text:style-name="P171"><text:a xlink:type="simple" xlink:href="#__RefHeading__4485_1031764638" text:style-name="Index_20_Link" text:visited-style-name="Index_20_Link">7.Related Work<text:tab/>12</text:a></text:p>
          <text:p text:style-name="P171"><text:a xlink:type="simple" xlink:href="#__RefHeading__4487_1031764638" text:style-name="Index_20_Link" text:visited-style-name="Index_20_Link">8.Other Links<text:tab/>13</text:a></text:p>
        </text:index-body>
      </text:table-of-content>
      <text:p text:style-name="Text_20_body"/>
      <text:p text:style-name="P92">SBox Specification Draft</text:p>
      <text:p text:style-name="P93"/>
      <text:h text:style-name="P168" text:outline-level="1"><text:bookmark-start text:name="__RefHeading__4399_1031764638"/>Introduction<text:bookmark-end text:name="__RefHeading__4399_1031764638"/></text:h>
      <text:p text:style-name="P2">The Internet Protection Lab wants to enhance the digital security of journalists, activists and human rights defenders worldwide. The following document outlines a product concept that will provide the target group with an easy to use, plug &amp; play solution that will secure and/or anonymize their online activity.</text:p>
      <text:p text:style-name="P2"/>
      <text:p text:style-name="P2"/>
      <text:h text:style-name="Heading_20_3" text:outline-level="2"><text:bookmark-start text:name="__RefHeading__4401_1031764638"/><text:span text:style-name="T32"><text:s/>Problem Description </text:span><text:span text:style-name="T31"><text:s text:c="3"/></text:span><text:span text:style-name="T76"><text:s/></text:span><text:s text:c="7"/><text:bookmark-end text:name="__RefHeading__4401_1031764638"/></text:h>
      <text:p text:style-name="P3">There are various solutions available for secure and/or anonymous internet connections. Users can use VPN connections to a secure location or, for example, use Tor to anonymize their online activity. These solutions unfortunately have a couple of drawbacks. In the case of VPN connections, they need to be configured per device and often manually enabled. Depending on the VPN software used, certain traffic might 'leak' outside the VPN connection, possibly revealing sensitive information. Similarly, Tor comes with an easy to use browser bundle which anonymizes web traffic but setting your system up so that all traffic goes through Tor is considerably more difficult. When adding mobile devices such as phones and tablets to the mix, the amount of steps that need to be taken to securely and/or anonymously use the internet become increasingly more complex. </text:p>
      <text:p text:style-name="P3"/>
      <text:p text:style-name="P3"/>
      <text:h text:style-name="Heading_20_3" text:outline-level="2"><text:bookmark-start text:name="__RefHeading__4403_1031764638"/><text:span text:style-name="T1"><text:s/>Existing </text:span><text:span text:style-name="T3">P</text:span><text:span text:style-name="T1">roducts </text:span><text:s text:c="47"/><text:bookmark-end text:name="__RefHeading__4403_1031764638"/></text:h>
      <text:p text:style-name="P1">There are several existing products out there that function as 'Tor router', such as the Onion Pi or the Safe Plug for example. All these setups work on the premise that the router itself will be connected to the Internet via ethernet cables and the clients will connect via <text:span text:style-name="T4">W</text:span>i-<text:span text:style-name="T4">F</text:span>i. Although this might work at home or an office, it doesn't for most hotels or public places where only <text:span text:style-name="T5">Wi-Fi</text:span> connectivity is offered. These solutions also only provide Tor routing which only anonymizes the traffic. In some cases, being able to setup a secure connection back to your office or another network is preferred over the anonymizing capabilities of the Tor network. </text:p>
      <text:p text:style-name="P1"/>
      <text:p text:style-name="P1"/>
      <text:h text:style-name="Heading_20_3" text:outline-level="2"><text:bookmark-start text:name="__RefHeading__4405_1031764638"/><text:span text:style-name="T1"><text:s/>Proposed </text:span><text:span text:style-name="T3">S</text:span><text:span text:style-name="T1">olution </text:span><text:s text:c="16"/><text:bookmark-end text:name="__RefHeading__4405_1031764638"/></text:h>
      <text:p text:style-name="P30">The Internet Protection Lab wishes to develop a secure and/or anonymizing router which has S<text:span text:style-name="T6">B</text:span>ox as working title. The S<text:span text:style-name="T5">B</text:span>ox differentiates itself from other existing products due to its versatility. Users can choose how they wish to connect to the device and how the device connects to the rest of the Internet (via Tor or VPN). Effectively, this means the following: </text:p>
      <text:p text:style-name="P30"><text:s text:c="48"/></text:p>
      <text:list xml:id="list7194196720494630959" text:style-name="L1">
        <text:list-item>
          <text:p text:style-name="P94">S<text:span text:style-name="T5">B</text:span>ox hardware communication: <text:s text:c="17"/></text:p>
        </text:list-item>
        <text:list-item>
          <text:p text:style-name="P113">2 ethernet ports. <text:span text:style-name="T33">(possibly 1)</text:span></text:p>
        </text:list-item>
        <text:list-item>
          <text:p text:style-name="P113">2 <text:span text:style-name="T5">Wi-Fi</text:span> radios. <text:span text:style-name="T7">(possibly 1 with multiplexing capabilities)</text:span></text:p>
        </text:list-item>
        <text:list-item>
          <text:p text:style-name="P94">S<text:span text:style-name="T5">B</text:span>ox network communication:</text:p>
        </text:list-item>
        <text:list-item>
          <text:p text:style-name="P113">VPN.</text:p>
        </text:list-item>
        <text:list-item>
          <text:p text:style-name="P113">Tor routing.</text:p>
          <text:p text:style-name="P94"/>
        </text:list-item>
        <text:list-item>
          <text:p text:style-name="P94">S<text:span text:style-name="T5">B</text:span>ox interface:</text:p>
        </text:list-item>
        <text:list-item>
          <text:p text:style-name="P115">Web interface for setting up <text:span text:style-name="T5">the </text:span>device.</text:p>
        </text:list-item>
      </text:list>
      <text:h text:style-name="Heading_20_2" text:outline-level="1"><text:bookmark-start text:name="__RefHeading__4407_1031764638"/><text:soft-page-break/><text:span text:style-name="T23">U</text:span>se <text:span text:style-name="T50">C</text:span>ases<text:bookmark-end text:name="__RefHeading__4407_1031764638"/></text:h>
      <text:p text:style-name="P33">The device should provide the following functionalities:</text:p>
      <text:list xml:id="list1143937789237848049" text:style-name="L2">
        <text:list-item>
          <text:p text:style-name="P98">Initial setup.</text:p>
        </text:list-item>
        <text:list-item>
          <text:p text:style-name="P98">Connecting the user to the internet via tor/VPN.</text:p>
        </text:list-item>
      </text:list>
      <text:p text:style-name="P4"/>
      <text:p text:style-name="P4"/>
      <text:h text:style-name="Heading_20_3" text:outline-level="2"><text:bookmark-start text:name="__RefHeading__4409_1031764638"/><text:span text:style-name="T1"><text:s/>Initial </text:span><text:span text:style-name="T2">S</text:span><text:span text:style-name="T1">etup </text:span><text:s text:c="17"/><text:bookmark-end text:name="__RefHeading__4409_1031764638"/></text:h>
      <text:p text:style-name="P31">Initial setup for the S<text:span text:style-name="T10">B</text:span>ox can be done via either ethernet cable or <text:span text:style-name="T11">Wi-Fi</text:span> access point. The S<text:span text:style-name="T12">B</text:span>ox will initially present itself as an <text:span text:style-name="T22">AP with a randomized SSID of the form SB&lt;somestring&gt;. The password is either a default password that's the same for all devices, or one printed on the device itself that is specific to only that device</text:span>. Similarly, if no setup has taken place, it will present the same captive portal via ethernet. </text:p>
      <text:p text:style-name="P31"><text:s text:c="48"/></text:p>
      <text:p text:style-name="P31">In this captive portal for setup the user will: <text:s text:c="47"/></text:p>
      <text:list xml:id="list8866067987605759447" text:style-name="L3">
        <text:list-item>
          <text:p text:style-name="P95">Choose a master password for the device.</text:p>
        </text:list-item>
        <text:list-item>
          <text:p text:style-name="P95">Choose if it wishes to keep <text:span text:style-name="T13">W</text:span>i-<text:span text:style-name="T13">Fi</text:span> access point enabled or not.</text:p>
        </text:list-item>
      </text:list>
      <text:list xml:id="list6784333421395156861" text:style-name="L4">
        <text:list-item>
          <text:p text:style-name="P117">If so, the user will provide a new SSID which cannot be <text:span text:style-name="T38">the default one </text:span>and provide a password.</text:p>
        </text:list-item>
      </text:list>
      <text:list xml:id="list140325440806446" text:continue-list="list8866067987605759447" text:style-name="L3">
        <text:list-item>
          <text:p text:style-name="P95">Choose to configure a VPN connection by uploading an <text:span text:style-name="T14">OVPN</text:span> file. </text:p>
        </text:list-item>
      </text:list>
      <text:p text:style-name="P31"/>
      <text:p text:style-name="P31"/>
      <text:h text:style-name="Heading_20_3" text:outline-level="2"><text:bookmark-start text:name="__RefHeading__4411_1031764638"/><text:s/>Connecting via <text:span text:style-name="T50">T</text:span>or/VPN<text:bookmark-end text:name="__RefHeading__4411_1031764638"/></text:h>
      <text:list xml:id="list2569904680444131456" text:style-name="L5">
        <text:list-item>
          <text:p text:style-name="P96">User travels to Pakistan with his laptop and the S<text:span text:style-name="T15">B</text:span>ox. </text:p>
        </text:list-item>
        <text:list-item>
          <text:p text:style-name="P96">After checking into the hotel room, User wants to use the Internet anonymously. </text:p>
        </text:list-item>
        <text:list-item>
          <text:p text:style-name="P96">User powers on the S<text:span text:style-name="T15">B</text:span>ox and laptop. </text:p>
        </text:list-item>
        <text:list-item>
          <text:p text:style-name="P96">User connects laptop to S<text:span text:style-name="T15">B</text:span>ox via ethernet or selects the S<text:span text:style-name="T15">B</text:span>ox <text:span text:style-name="T15">W</text:span>i-<text:span text:style-name="T15">F</text:span>i point. </text:p>
        </text:list-item>
        <text:list-item>
          <text:p text:style-name="P96">User laptop gets assigned an IP address by the S<text:span text:style-name="T15">B</text:span>ox. </text:p>
        </text:list-item>
        <text:list-item>
          <text:p text:style-name="P96">User is presented with captive portal to which it must provide a password it has provided during setup.</text:p>
        </text:list-item>
        <text:list-item>
          <text:p text:style-name="P96">S<text:span text:style-name="T16">B</text:span>ox detects if it has an active internet connection on the secondary ethernet port.</text:p>
        </text:list-item>
        <text:list-item>
          <text:p text:style-name="P96">If no active internet connection is detected: </text:p>
          <text:p text:style-name="P114">a. <text:span text:style-name="T16">C</text:span>aptive portal <text:span text:style-name="T16">shows</text:span> list of <text:span text:style-name="T16">Wi-F</text:span>i access points, allowing user to select one to use.</text:p>
          <text:p text:style-name="P114">b. S<text:span text:style-name="T16">B</text:span>ox connects to <text:span text:style-name="T17">the W</text:span>i-<text:span text:style-name="T16">F</text:span>i access point.</text:p>
        </text:list-item>
        <text:list-item>
          <text:p text:style-name="P96">S<text:span text:style-name="T18">B</text:span>ox captive portal presents user the choice to redirect traffic over Tor or via VPN. <text:s text:c="36"/></text:p>
        </text:list-item>
        <text:list-item>
          <text:p text:style-name="P96">If user selects Tor:</text:p>
          <text:p text:style-name="P114">a. S<text:span text:style-name="T19">B</text:span>ox redirects all traffic through the Tor network. </text:p>
          <text:p text:style-name="P114">b. S<text:span text:style-name="T19">B</text:span>ox redirects user to check.torproject.org so user can visually verify succes<text:span text:style-name="T20">s</text:span>. <text:s text:c="44"/></text:p>
        </text:list-item>
        <text:list-item>
          <text:p text:style-name="P96">If user selects VPN:</text:p>
          <text:p text:style-name="P116"><text:span text:style-name="T8">a</text:span>. S<text:span text:style-name="T9">B</text:span>ox redirects all traffic through VPN (VPN configurable by uploading cert file).</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1"><text:bookmark-start text:name="__RefHeading__4413_1031764638"/><text:soft-page-break/><text:span text:style-name="T21">Hardware P</text:span>latf<text:span text:style-name="T86">o</text:span>rm<text:bookmark-end text:name="__RefHeading__4413_1031764638"/></text:h>
      <text:p text:style-name="P60"><text:span text:style-name="T26">The device should preferably </text:span><text:span text:style-name="T27">be USB powered and </text:span><text:span text:style-name="T26">have 2 Ethernet ports and 2 Wi-Fi interfaces. A device with </text:span><text:span text:style-name="T28">only 1 Wi-Fi </text:span><text:span text:style-name="T26">interface is a possibility if the adapter (and available drivers) provide good multiplexing capabilities. </text:span><text:span text:style-name="T29">A device with only 1 Ethernet interface is a possibility as well, the second Ethernet interface is not a hard requirement. Power supply via USB is beneficial since the user can plug it into their laptop or into the wall with an USB power adapter. Although the device is initially a personal device, the platform should support scaling to up to twenty clients for a small office environment. </text:span><text:span text:style-name="T25">The price of the end product should be between </text:span>€<text:span text:style-name="T25">50,- and </text:span>€<text:span text:style-name="T25">75,-</text:span></text:p>
      <text:p text:style-name="P41"/>
      <text:h text:style-name="Heading_20_3" text:outline-level="2"><text:bookmark-start text:name="__RefHeading__4415_1031764638"/><text:s/>P<text:span text:style-name="T80">roposed</text:span> <text:span text:style-name="T50">H</text:span>ardware <text:span text:style-name="T50">P</text:span>latforms<text:bookmark-end text:name="__RefHeading__4415_1031764638"/></text:h>
      <text:p text:style-name="P34">Following are the hardware platforms discussed/proposed <text:span text:style-name="T48">during </text:span>the first hackathon:</text:p>
      <text:p text:style-name="P38"/>
      <text:h text:style-name="Heading_20_4" text:outline-level="4"><text:bookmark-start text:name="__RefHeading__4417_1031764638"/>Raspberry Pi (Model B)<text:bookmark-end text:name="__RefHeading__4417_1031764638"/></text:h>
      <table:table table:name="Table1" table:style-name="Table1">
        <table:table-column table:style-name="Table1.A"/>
        <table:table-column table:style-name="Table1.B"/>
        <table:table-row>
          <table:table-cell table:style-name="Table1.A1" office:value-type="string">
            <text:p text:style-name="P67">Architecture:</text:p>
          </table:table-cell>
          <table:table-cell table:style-name="Table1.B1" office:value-type="string">
            <text:p text:style-name="P42">ARM</text:p>
          </table:table-cell>
        </table:table-row>
        <table:table-row>
          <table:table-cell table:style-name="Table1.A2" office:value-type="string">
            <text:p text:style-name="P79">Processor:</text:p>
          </table:table-cell>
          <table:table-cell table:style-name="Table1.B2" office:value-type="string">
            <text:list xml:id="list3550842127960269420" text:style-name="L6">
              <text:list-header>
                <text:p text:style-name="P118"><text:span text:style-name="T78">A</text:span>RM1176 @ 700<text:span text:style-name="T35">MHz</text:span></text:p>
              </text:list-header>
            </text:list>
          </table:table-cell>
        </table:table-row>
        <table:table-row>
          <table:table-cell table:style-name="Table1.A2" office:value-type="string">
            <text:p text:style-name="P67">RAM:</text:p>
          </table:table-cell>
          <table:table-cell table:style-name="Table1.B2" office:value-type="string">
            <text:list xml:id="list140323895679967" text:continue-numbering="true" text:style-name="L6">
              <text:list-header>
                <text:p text:style-name="P159">512MB SDRAM <text:span text:style-name="T34">@ 400MHz</text:span></text:p>
              </text:list-header>
            </text:list>
          </table:table-cell>
        </table:table-row>
        <table:table-row>
          <table:table-cell table:style-name="Table1.A2" office:value-type="string">
            <text:p text:style-name="P67">Ethernet:</text:p>
          </table:table-cell>
          <table:table-cell table:style-name="Table1.B2" office:value-type="string">
            <text:p text:style-name="P43">1x Ethernet</text:p>
          </table:table-cell>
        </table:table-row>
        <table:table-row>
          <table:table-cell table:style-name="Table1.A2" office:value-type="string">
            <text:p text:style-name="P67">Wi-<text:span text:style-name="T79">F</text:span>i:</text:p>
          </table:table-cell>
          <table:table-cell table:style-name="Table1.B2" office:value-type="string">
            <text:p text:style-name="P91">NONE</text:p>
          </table:table-cell>
        </table:table-row>
        <table:table-row>
          <table:table-cell table:style-name="Table1.A2" office:value-type="string">
            <text:p text:style-name="P67">Power:</text:p>
          </table:table-cell>
          <table:table-cell table:style-name="Table1.B2" office:value-type="string">
            <text:p text:style-name="P44">MicroUSB power</text:p>
          </table:table-cell>
        </table:table-row>
        <table:table-row>
          <table:table-cell table:style-name="Table1.A2" office:value-type="string">
            <text:p text:style-name="P67">USB:</text:p>
          </table:table-cell>
          <table:table-cell table:style-name="Table1.B2" office:value-type="string">
            <text:p text:style-name="P45">2x USB</text:p>
          </table:table-cell>
        </table:table-row>
        <table:table-row>
          <table:table-cell table:style-name="Table1.A2" office:value-type="string">
            <text:p text:style-name="P67">Price:</text:p>
          </table:table-cell>
          <table:table-cell table:style-name="Table1.B2" office:value-type="string">
            <text:p text:style-name="P46">€35,-</text:p>
          </table:table-cell>
        </table:table-row>
      </table:table>
      <text:p text:style-name="P40"/>
      <text:h text:style-name="Heading_20_4" text:outline-level="4"><text:bookmark-start text:name="__RefHeading__4419_1031764638"/>Carambola 2<text:bookmark-end text:name="__RefHeading__4419_1031764638"/></text:h>
      <table:table table:name="Table2" table:style-name="Table2">
        <table:table-column table:style-name="Table2.A"/>
        <table:table-column table:style-name="Table2.B"/>
        <table:table-row>
          <table:table-cell table:style-name="Table2.A1" office:value-type="string">
            <text:p text:style-name="P68">Architecture:</text:p>
          </table:table-cell>
          <table:table-cell table:style-name="Table2.B1" office:value-type="string">
            <text:p text:style-name="P50">MIPS</text:p>
          </table:table-cell>
        </table:table-row>
        <table:table-row>
          <table:table-cell table:style-name="Table2.A2" office:value-type="string">
            <text:p text:style-name="P80">Processor:</text:p>
          </table:table-cell>
          <table:table-cell table:style-name="Table2.B2" office:value-type="string">
            <text:list xml:id="list140323961316079" text:continue-numbering="true" text:style-name="L6">
              <text:list-header>
                <text:p text:style-name="P119">AR9331 <text:span text:style-name="T36">@ 400MHz</text:span></text:p>
              </text:list-header>
            </text:list>
          </table:table-cell>
        </table:table-row>
        <table:table-row>
          <table:table-cell table:style-name="Table2.A2" office:value-type="string">
            <text:p text:style-name="P68">RAM:</text:p>
          </table:table-cell>
          <table:table-cell table:style-name="Table2.B2" office:value-type="string">
            <text:list xml:id="list140325607778917" text:continue-numbering="true" text:style-name="L6">
              <text:list-header>
                <text:p text:style-name="P120">64MB DDR2 RAM</text:p>
              </text:list-header>
            </text:list>
          </table:table-cell>
        </table:table-row>
        <table:table-row>
          <table:table-cell table:style-name="Table2.A2" office:value-type="string">
            <text:p text:style-name="P68">Ethernet:</text:p>
          </table:table-cell>
          <table:table-cell table:style-name="Table2.B2" office:value-type="string">
            <text:p text:style-name="P50">2x Ethernet</text:p>
          </table:table-cell>
        </table:table-row>
        <table:table-row>
          <table:table-cell table:style-name="Table2.A2" office:value-type="string">
            <text:p text:style-name="P68">Wi-<text:span text:style-name="T79">F</text:span>i:</text:p>
          </table:table-cell>
          <table:table-cell table:style-name="Table2.B2" office:value-type="string">
            <text:list xml:id="list140325338398467" text:continue-numbering="true" text:style-name="L6">
              <text:list-header>
                <text:p text:style-name="P160">1x Wi-Fi (bgn)</text:p>
              </text:list-header>
            </text:list>
          </table:table-cell>
        </table:table-row>
        <table:table-row>
          <table:table-cell table:style-name="Table2.A2" office:value-type="string">
            <text:p text:style-name="P68">Power:</text:p>
          </table:table-cell>
          <table:table-cell table:style-name="Table2.B2" office:value-type="string">
            <text:list xml:id="list140325453119207" text:continue-numbering="true" text:style-name="L6">
              <text:list-header>
                <text:p text:style-name="P160">3.3 V power supply</text:p>
              </text:list-header>
            </text:list>
          </table:table-cell>
        </table:table-row>
        <table:table-row>
          <table:table-cell table:style-name="Table2.A2" office:value-type="string">
            <text:p text:style-name="P68">USB:</text:p>
          </table:table-cell>
          <table:table-cell table:style-name="Table2.B2" office:value-type="string">
            <text:list xml:id="list140325797959671" text:continue-numbering="true" text:style-name="L6">
              <text:list-header>
                <text:p text:style-name="P160">1x USB</text:p>
              </text:list-header>
            </text:list>
          </table:table-cell>
        </table:table-row>
        <table:table-row>
          <table:table-cell table:style-name="Table2.A2" office:value-type="string">
            <text:p text:style-name="P68">Price:</text:p>
          </table:table-cell>
          <table:table-cell table:style-name="Table2.B2" office:value-type="string">
            <text:p text:style-name="P47">€<text:span text:style-name="T37">19</text:span>,-</text:p>
          </table:table-cell>
        </table:table-row>
      </table:table>
      <text:p text:style-name="P39"/>
      <text:h text:style-name="Heading_20_4" text:outline-level="4"><text:bookmark-start text:name="__RefHeading__4421_1031764638"/>Cubie<text:span text:style-name="T81">truck</text:span><text:bookmark-end text:name="__RefHeading__4421_1031764638"/></text:h>
      <table:table table:name="Table3" table:style-name="Table3">
        <table:table-column table:style-name="Table3.A"/>
        <table:table-column table:style-name="Table3.B"/>
        <table:table-row>
          <table:table-cell table:style-name="Table3.A1" office:value-type="string">
            <text:p text:style-name="P69">Architecture:</text:p>
          </table:table-cell>
          <table:table-cell table:style-name="Table3.B1" office:value-type="string">
            <text:p text:style-name="P51">ARM</text:p>
          </table:table-cell>
        </table:table-row>
        <table:table-row>
          <table:table-cell table:style-name="Table3.A2" office:value-type="string">
            <text:p text:style-name="P81">Processor:</text:p>
          </table:table-cell>
          <table:table-cell table:style-name="Table3.B2" office:value-type="string">
            <text:list xml:id="list140325143237844" text:continue-numbering="true" text:style-name="L6">
              <text:list-header>
                <text:p text:style-name="P121">ARM Cortex-A7 Dual-Core</text:p>
              </text:list-header>
            </text:list>
          </table:table-cell>
        </table:table-row>
        <table:table-row>
          <table:table-cell table:style-name="Table3.A2" office:value-type="string">
            <text:p text:style-name="P69">RAM:</text:p>
          </table:table-cell>
          <table:table-cell table:style-name="Table3.B2" office:value-type="string">
            <text:list xml:id="list140323923318047" text:continue-numbering="true" text:style-name="L6">
              <text:list-header>
                <text:p text:style-name="P121">1GB DDR3 @ 480MHz</text:p>
              </text:list-header>
            </text:list>
          </table:table-cell>
        </table:table-row>
        <table:table-row>
          <table:table-cell table:style-name="Table3.A2" office:value-type="string">
            <text:p text:style-name="P69">Ethernet:</text:p>
          </table:table-cell>
          <table:table-cell table:style-name="Table3.B2" office:value-type="string">
            <text:list xml:id="list140324094533961" text:continue-numbering="true" text:style-name="L6">
              <text:list-header>
                <text:p text:style-name="P162">1x Ethernet</text:p>
              </text:list-header>
            </text:list>
          </table:table-cell>
        </table:table-row>
        <table:table-row>
          <table:table-cell table:style-name="Table3.A2" office:value-type="string">
            <text:p text:style-name="P69">Wi-<text:span text:style-name="T79">F</text:span>i:</text:p>
          </table:table-cell>
          <table:table-cell table:style-name="Table3.B2" office:value-type="string">
            <text:list xml:id="list140325306830233" text:continue-numbering="true" text:style-name="L6">
              <text:list-header>
                <text:p text:style-name="P122">1x Wi-Fi</text:p>
              </text:list-header>
            </text:list>
          </table:table-cell>
        </table:table-row>
        <table:table-row>
          <table:table-cell table:style-name="Table3.A2" office:value-type="string">
            <text:p text:style-name="P69">Power:</text:p>
          </table:table-cell>
          <table:table-cell table:style-name="Table3.B2" office:value-type="string">
            <text:list xml:id="list140324869461730" text:continue-numbering="true" text:style-name="L6">
              <text:list-header>
                <text:p text:style-name="P161">DC5V @ 2.5A with HDD support Li-battery</text:p>
              </text:list-header>
            </text:list>
          </table:table-cell>
        </table:table-row>
        <table:table-row>
          <table:table-cell table:style-name="Table3.A2" office:value-type="string">
            <text:p text:style-name="P69">USB:</text:p>
          </table:table-cell>
          <table:table-cell table:style-name="Table3.B2" office:value-type="string">
            <text:list xml:id="list140325711557757" text:continue-numbering="true" text:style-name="L6">
              <text:list-header>
                <text:p text:style-name="P123">2x USB</text:p>
              </text:list-header>
            </text:list>
          </table:table-cell>
        </table:table-row>
        <table:table-row>
          <table:table-cell table:style-name="Table3.A2" office:value-type="string">
            <text:p text:style-name="P69">Price:</text:p>
          </table:table-cell>
          <table:table-cell table:style-name="Table3.B2" office:value-type="string">
            <text:p text:style-name="P49">€95,-</text:p>
          </table:table-cell>
        </table:table-row>
      </table:table>
      <text:h text:style-name="Heading_20_4" text:outline-level="4"><text:bookmark-start text:name="__RefHeading__4423_1031764638"/><text:soft-page-break/>Beaglebone Black<text:bookmark-end text:name="__RefHeading__4423_1031764638"/></text:h>
      <table:table table:name="Table4" table:style-name="Table4">
        <table:table-column table:style-name="Table4.A"/>
        <table:table-column table:style-name="Table4.B"/>
        <table:table-row>
          <table:table-cell table:style-name="Table4.A1" office:value-type="string">
            <text:p text:style-name="P70">Architecture:</text:p>
          </table:table-cell>
          <table:table-cell table:style-name="Table4.B1" office:value-type="string">
            <text:p text:style-name="P52">ARM</text:p>
          </table:table-cell>
        </table:table-row>
        <table:table-row>
          <table:table-cell table:style-name="Table4.A2" office:value-type="string">
            <text:p text:style-name="P82">Processor:</text:p>
          </table:table-cell>
          <table:table-cell table:style-name="Table4.B2" office:value-type="string">
            <text:list xml:id="list140325307117870" text:continue-numbering="true" text:style-name="L6">
              <text:list-header>
                <text:p text:style-name="P124">AM335x 1GHz ARM Cortex-A8</text:p>
              </text:list-header>
            </text:list>
          </table:table-cell>
        </table:table-row>
        <table:table-row>
          <table:table-cell table:style-name="Table4.A2" office:value-type="string">
            <text:p text:style-name="P70">RAM:</text:p>
          </table:table-cell>
          <table:table-cell table:style-name="Table4.B2" office:value-type="string">
            <text:list xml:id="list140324131673356" text:continue-numbering="true" text:style-name="L6">
              <text:list-header>
                <text:p text:style-name="P124">512MB DDR3 RAM</text:p>
              </text:list-header>
            </text:list>
          </table:table-cell>
        </table:table-row>
        <table:table-row>
          <table:table-cell table:style-name="Table4.A2" office:value-type="string">
            <text:p text:style-name="P70">Ethernet:</text:p>
          </table:table-cell>
          <table:table-cell table:style-name="Table4.B2" office:value-type="string">
            <text:list xml:id="list140325884667780" text:continue-numbering="true" text:style-name="L6">
              <text:list-header>
                <text:p text:style-name="P126">1x Ethernet</text:p>
              </text:list-header>
            </text:list>
          </table:table-cell>
        </table:table-row>
        <table:table-row>
          <table:table-cell table:style-name="Table4.A2" office:value-type="string">
            <text:p text:style-name="P70">Wi-<text:span text:style-name="T79">F</text:span>i:</text:p>
          </table:table-cell>
          <table:table-cell table:style-name="Table4.B2" office:value-type="string">
            <text:list xml:id="list140324656885598" text:continue-numbering="true" text:style-name="L6">
              <text:list-header>
                <text:p text:style-name="P127">NONE</text:p>
              </text:list-header>
            </text:list>
          </table:table-cell>
        </table:table-row>
        <table:table-row>
          <table:table-cell table:style-name="Table4.A2" office:value-type="string">
            <text:p text:style-name="P70">Power:</text:p>
          </table:table-cell>
          <table:table-cell table:style-name="Table4.B2" office:value-type="string">
            <text:list xml:id="list140323995602766" text:continue-numbering="true" text:style-name="L6">
              <text:list-header>
                <text:p text:style-name="P126">USB powered</text:p>
              </text:list-header>
            </text:list>
          </table:table-cell>
        </table:table-row>
        <table:table-row>
          <table:table-cell table:style-name="Table4.A2" office:value-type="string">
            <text:p text:style-name="P70">USB:</text:p>
          </table:table-cell>
          <table:table-cell table:style-name="Table4.B2" office:value-type="string">
            <text:list xml:id="list140325420195174" text:continue-numbering="true" text:style-name="L6">
              <text:list-header>
                <text:p text:style-name="P126">2x USB</text:p>
              </text:list-header>
            </text:list>
          </table:table-cell>
        </table:table-row>
        <table:table-row>
          <table:table-cell table:style-name="Table4.A2" office:value-type="string">
            <text:p text:style-name="P70">Price:</text:p>
          </table:table-cell>
          <table:table-cell table:style-name="Table4.B2" office:value-type="string">
            <text:p text:style-name="P48">€45,-</text:p>
          </table:table-cell>
        </table:table-row>
      </table:table>
      <text:p text:style-name="P61"/>
      <text:h text:style-name="Heading_20_4" text:outline-level="4"><text:bookmark-start text:name="__RefHeading__4425_1031764638"/>Newstweek (Planex GW-MF54G2)<text:bookmark-end text:name="__RefHeading__4425_1031764638"/></text:h>
      <table:table table:name="Table5" table:style-name="Table5">
        <table:table-column table:style-name="Table5.A"/>
        <table:table-column table:style-name="Table5.B"/>
        <table:table-row>
          <table:table-cell table:style-name="Table5.A1" office:value-type="string">
            <text:p text:style-name="P71">Architecture:</text:p>
          </table:table-cell>
          <table:table-cell table:style-name="Table5.B1" office:value-type="string">
            <text:p text:style-name="P57">MIPS</text:p>
          </table:table-cell>
        </table:table-row>
        <table:table-row>
          <table:table-cell table:style-name="Table5.A2" office:value-type="string">
            <text:p text:style-name="P83">Processor:</text:p>
          </table:table-cell>
          <table:table-cell table:style-name="Table5.B2" office:value-type="string">
            <text:list xml:id="list140325537220961" text:continue-numbering="true" text:style-name="L6">
              <text:list-header>
                <text:p text:style-name="P125">Atheros AR2317</text:p>
              </text:list-header>
            </text:list>
          </table:table-cell>
        </table:table-row>
        <table:table-row>
          <table:table-cell table:style-name="Table5.A2" office:value-type="string">
            <text:p text:style-name="P71">RAM:</text:p>
          </table:table-cell>
          <table:table-cell table:style-name="Table5.B2" office:value-type="string">
            <text:list xml:id="list140324823144827" text:continue-numbering="true" text:style-name="L6">
              <text:list-header>
                <text:p text:style-name="P128">16 MB RAM @ 143 M<text:span text:style-name="T40">H</text:span>z</text:p>
              </text:list-header>
            </text:list>
          </table:table-cell>
        </table:table-row>
        <table:table-row>
          <table:table-cell table:style-name="Table5.A2" office:value-type="string">
            <text:p text:style-name="P71">Ethernet:</text:p>
          </table:table-cell>
          <table:table-cell table:style-name="Table5.B2" office:value-type="string">
            <text:list xml:id="list140324698696689" text:continue-numbering="true" text:style-name="L6">
              <text:list-header>
                <text:p text:style-name="P129">2x Ethernet</text:p>
              </text:list-header>
            </text:list>
          </table:table-cell>
        </table:table-row>
        <table:table-row>
          <table:table-cell table:style-name="Table5.A2" office:value-type="string">
            <text:p text:style-name="P71">Wi-<text:span text:style-name="T79">F</text:span>i:</text:p>
          </table:table-cell>
          <table:table-cell table:style-name="Table5.B2" office:value-type="string">
            <text:list xml:id="list140324919964192" text:continue-numbering="true" text:style-name="L6">
              <text:list-header>
                <text:p text:style-name="P129">1x Wi-Fi (bg<text:span text:style-name="T42">n</text:span>)</text:p>
              </text:list-header>
            </text:list>
          </table:table-cell>
        </table:table-row>
        <table:table-row>
          <table:table-cell table:style-name="Table5.A2" office:value-type="string">
            <text:p text:style-name="P71">Power:</text:p>
          </table:table-cell>
          <table:table-cell table:style-name="Table5.B2" office:value-type="string">
            <text:list xml:id="list140323905327482" text:continue-numbering="true" text:style-name="L6">
              <text:list-header>
                <text:p text:style-name="P129">3.3 VDC, 1.5 A <text:span text:style-name="T41">power barrel connector.</text:span></text:p>
              </text:list-header>
            </text:list>
          </table:table-cell>
        </table:table-row>
        <table:table-row>
          <table:table-cell table:style-name="Table5.A2" office:value-type="string">
            <text:p text:style-name="P71">USB:</text:p>
          </table:table-cell>
          <table:table-cell table:style-name="Table5.B2" office:value-type="string">
            <text:list xml:id="list140324256125099" text:continue-numbering="true" text:style-name="L6">
              <text:list-header>
                <text:p text:style-name="P131">NONE</text:p>
              </text:list-header>
            </text:list>
          </table:table-cell>
        </table:table-row>
        <table:table-row>
          <table:table-cell table:style-name="Table5.A2" office:value-type="string">
            <text:p text:style-name="P71">Price:</text:p>
          </table:table-cell>
          <table:table-cell table:style-name="Table5.B2" office:value-type="string">
            <text:list xml:id="list140324147885250" text:continue-numbering="true" text:style-name="L6">
              <text:list-header>
                <text:p text:style-name="P163"><text:span text:style-name="T39">€</text:span>50,-</text:p>
              </text:list-header>
            </text:list>
          </table:table-cell>
        </table:table-row>
      </table:table>
      <text:p text:style-name="P65"/>
      <text:h text:style-name="Heading_20_4" text:outline-level="4"><text:bookmark-start text:name="__RefHeading__4427_1031764638"/>WiFi Pineapple Mark V<text:bookmark-end text:name="__RefHeading__4427_1031764638"/></text:h>
      <table:table table:name="Table6" table:style-name="Table6">
        <table:table-column table:style-name="Table6.A"/>
        <table:table-column table:style-name="Table6.B"/>
        <table:table-row>
          <table:table-cell table:style-name="Table6.A1" office:value-type="string">
            <text:p text:style-name="P72">Architecture:</text:p>
          </table:table-cell>
          <table:table-cell table:style-name="Table6.B1" office:value-type="string">
            <text:p text:style-name="P58">MIPS</text:p>
          </table:table-cell>
        </table:table-row>
        <table:table-row>
          <table:table-cell table:style-name="Table6.A2" office:value-type="string">
            <text:p text:style-name="P84">Processor:</text:p>
          </table:table-cell>
          <table:table-cell table:style-name="Table6.B2" office:value-type="string">
            <text:list xml:id="list140324271283509" text:continue-numbering="true" text:style-name="L6">
              <text:list-header>
                <text:p text:style-name="P132">Atheros AR9331 SoC <text:span text:style-name="T44">@ </text:span>400 MHz</text:p>
              </text:list-header>
            </text:list>
          </table:table-cell>
        </table:table-row>
        <table:table-row>
          <table:table-cell table:style-name="Table6.A2" office:value-type="string">
            <text:p text:style-name="P72">RAM:</text:p>
          </table:table-cell>
          <table:table-cell table:style-name="Table6.B2" office:value-type="string">
            <text:list xml:id="list140325917505997" text:continue-numbering="true" text:style-name="L6">
              <text:list-header>
                <text:p text:style-name="P132"><text:span text:style-name="T43">6</text:span>4 MB DDR2 RAM</text:p>
              </text:list-header>
            </text:list>
          </table:table-cell>
        </table:table-row>
        <table:table-row>
          <table:table-cell table:style-name="Table6.A2" office:value-type="string">
            <text:p text:style-name="P72">Ethernet:</text:p>
          </table:table-cell>
          <table:table-cell table:style-name="Table6.B2" office:value-type="string">
            <text:list xml:id="list140324972004510" text:continue-numbering="true" text:style-name="L6">
              <text:list-header>
                <text:p text:style-name="P130">2x Ethernet</text:p>
              </text:list-header>
            </text:list>
          </table:table-cell>
        </table:table-row>
        <table:table-row>
          <table:table-cell table:style-name="Table6.A2" office:value-type="string">
            <text:p text:style-name="P72">Wi-<text:span text:style-name="T79">F</text:span>i:</text:p>
          </table:table-cell>
          <table:table-cell table:style-name="Table6.B2" office:value-type="string">
            <text:list xml:id="list140324532505132" text:continue-numbering="true" text:style-name="L6">
              <text:list-header>
                <text:p text:style-name="P133">2x Wi-Fi (bgn + bg)</text:p>
              </text:list-header>
            </text:list>
          </table:table-cell>
        </table:table-row>
        <table:table-row>
          <table:table-cell table:style-name="Table6.A2" office:value-type="string">
            <text:p text:style-name="P72">Power:</text:p>
          </table:table-cell>
          <table:table-cell table:style-name="Table6.B2" office:value-type="string">
            <text:list xml:id="list140325169304382" text:continue-numbering="true" text:style-name="L6">
              <text:list-header>
                <text:p text:style-name="P133">5-12v, ~1A, 5.5mm*2.1mm <text:span text:style-name="T45">power </text:span>connector </text:p>
              </text:list-header>
            </text:list>
          </table:table-cell>
        </table:table-row>
        <table:table-row>
          <table:table-cell table:style-name="Table6.A2" office:value-type="string">
            <text:p text:style-name="P72">USB:</text:p>
          </table:table-cell>
          <table:table-cell table:style-name="Table6.B2" office:value-type="string">
            <text:list xml:id="list140324485291470" text:continue-numbering="true" text:style-name="L6">
              <text:list-header>
                <text:p text:style-name="P134">1x USB</text:p>
              </text:list-header>
            </text:list>
          </table:table-cell>
        </table:table-row>
        <table:table-row>
          <table:table-cell table:style-name="Table6.A2" office:value-type="string">
            <text:p text:style-name="P72">Price:</text:p>
          </table:table-cell>
          <table:table-cell table:style-name="Table6.B2" office:value-type="string">
            <text:list xml:id="list140324635540630" text:continue-numbering="true" text:style-name="L6">
              <text:list-header>
                <text:p text:style-name="P135">€80,-</text:p>
              </text:list-header>
            </text:list>
          </table:table-cell>
        </table:table-row>
      </table:table>
      <text:p text:style-name="P66"/>
      <text:h text:style-name="Heading_20_4" text:outline-level="4"><text:bookmark-start text:name="__RefHeading__4429_1031764638"/>W-NET V-U700<text:bookmark-end text:name="__RefHeading__4429_1031764638"/></text:h>
      <table:table table:name="Table7" table:style-name="Table7">
        <table:table-column table:style-name="Table7.A"/>
        <table:table-column table:style-name="Table7.B"/>
        <table:table-row>
          <table:table-cell table:style-name="Table7.A1" office:value-type="string">
            <text:p text:style-name="P73">Architecture:</text:p>
          </table:table-cell>
          <table:table-cell table:style-name="Table7.B1" office:value-type="string">
            <text:p text:style-name="P53"/>
          </table:table-cell>
        </table:table-row>
        <table:table-row>
          <table:table-cell table:style-name="Table7.A2" office:value-type="string">
            <text:p text:style-name="P85">Processor:</text:p>
          </table:table-cell>
          <table:table-cell table:style-name="Table7.B2" office:value-type="string">
            <text:list xml:id="list140325332848727" text:continue-numbering="true" text:style-name="L6">
              <text:list-header>
                <text:p text:style-name="P141">RTL8196E SoC @ 400 M<text:span text:style-name="T46">H</text:span>z</text:p>
              </text:list-header>
            </text:list>
          </table:table-cell>
        </table:table-row>
        <table:table-row>
          <table:table-cell table:style-name="Table7.A2" office:value-type="string">
            <text:p text:style-name="P73">RAM:</text:p>
          </table:table-cell>
          <table:table-cell table:style-name="Table7.B2" office:value-type="string">
            <text:list xml:id="list140324147009243" text:continue-numbering="true" text:style-name="L6">
              <text:list-header>
                <text:p text:style-name="P141">32MB RAM</text:p>
              </text:list-header>
            </text:list>
          </table:table-cell>
        </table:table-row>
        <table:table-row>
          <table:table-cell table:style-name="Table7.A2" office:value-type="string">
            <text:p text:style-name="P73">Ethernet:</text:p>
          </table:table-cell>
          <table:table-cell table:style-name="Table7.B2" office:value-type="string">
            <text:list xml:id="list140324026462325" text:continue-numbering="true" text:style-name="L6">
              <text:list-header>
                <text:p text:style-name="P141"><text:span text:style-name="T82">5</text:span>x Ethernet</text:p>
              </text:list-header>
            </text:list>
          </table:table-cell>
        </table:table-row>
        <table:table-row>
          <table:table-cell table:style-name="Table7.A2" office:value-type="string">
            <text:p text:style-name="P73">Wi-<text:span text:style-name="T79">F</text:span>i:</text:p>
          </table:table-cell>
          <table:table-cell table:style-name="Table7.B2" office:value-type="string">
            <text:list xml:id="list140324837113746" text:continue-numbering="true" text:style-name="L6">
              <text:list-header>
                <text:p text:style-name="P141">1x Wi-Fi (bgn)</text:p>
              </text:list-header>
            </text:list>
          </table:table-cell>
        </table:table-row>
        <table:table-row>
          <table:table-cell table:style-name="Table7.A2" office:value-type="string">
            <text:p text:style-name="P73">Power:</text:p>
          </table:table-cell>
          <table:table-cell table:style-name="Table7.B2" office:value-type="string">
            <text:list xml:id="list140323995838590" text:continue-numbering="true" text:style-name="L6">
              <text:list-header>
                <text:p text:style-name="P141">5V/1A power adapter</text:p>
              </text:list-header>
            </text:list>
          </table:table-cell>
        </table:table-row>
        <table:table-row>
          <table:table-cell table:style-name="Table7.A2" office:value-type="string">
            <text:p text:style-name="P73">USB:</text:p>
          </table:table-cell>
          <table:table-cell table:style-name="Table7.B2" office:value-type="string">
            <text:list xml:id="list140325365551672" text:continue-numbering="true" text:style-name="L6">
              <text:list-header>
                <text:p text:style-name="P145">NONE</text:p>
              </text:list-header>
            </text:list>
          </table:table-cell>
        </table:table-row>
        <table:table-row>
          <table:table-cell table:style-name="Table7.A2" office:value-type="string">
            <text:p text:style-name="P73">Price:</text:p>
          </table:table-cell>
          <table:table-cell table:style-name="Table7.B2" office:value-type="string">
            <text:list xml:id="list140324955148267" text:continue-numbering="true" text:style-name="L6">
              <text:list-header>
                <text:p text:style-name="P141"><text:span text:style-name="T39">€</text:span>21.-</text:p>
              </text:list-header>
            </text:list>
          </table:table-cell>
        </table:table-row>
      </table:table>
      <text:h text:style-name="Heading_20_4" text:outline-level="4"><text:bookmark-start text:name="__RefHeading__4431_1031764638"/><text:soft-page-break/>Mercury MW300R<text:bookmark-end text:name="__RefHeading__4431_1031764638"/></text:h>
      <table:table table:name="Table8" table:style-name="Table8">
        <table:table-column table:style-name="Table8.A"/>
        <table:table-column table:style-name="Table8.B"/>
        <table:table-row>
          <table:table-cell table:style-name="Table8.A1" office:value-type="string">
            <text:p text:style-name="P74">Architecture:</text:p>
          </table:table-cell>
          <table:table-cell table:style-name="Table8.B1" office:value-type="string">
            <text:p text:style-name="P54"/>
          </table:table-cell>
        </table:table-row>
        <table:table-row>
          <table:table-cell table:style-name="Table8.A2" office:value-type="string">
            <text:p text:style-name="P86">Processor:</text:p>
          </table:table-cell>
          <table:table-cell table:style-name="Table8.B2" office:value-type="string">
            <text:list xml:id="list140324285217072" text:continue-numbering="true" text:style-name="L6">
              <text:list-header>
                <text:p text:style-name="P142"/>
              </text:list-header>
            </text:list>
          </table:table-cell>
        </table:table-row>
        <table:table-row>
          <table:table-cell table:style-name="Table8.A2" office:value-type="string">
            <text:p text:style-name="P74">RAM:</text:p>
          </table:table-cell>
          <table:table-cell table:style-name="Table8.B2" office:value-type="string">
            <text:list xml:id="list140324720033549" text:continue-numbering="true" text:style-name="L6">
              <text:list-header>
                <text:p text:style-name="P142"/>
              </text:list-header>
            </text:list>
          </table:table-cell>
        </table:table-row>
        <table:table-row>
          <table:table-cell table:style-name="Table8.A2" office:value-type="string">
            <text:p text:style-name="P74">Ethernet:</text:p>
          </table:table-cell>
          <table:table-cell table:style-name="Table8.B2" office:value-type="string">
            <text:list xml:id="list140323871313612" text:continue-numbering="true" text:style-name="L6">
              <text:list-header>
                <text:p text:style-name="P146">4x Ethernet</text:p>
              </text:list-header>
            </text:list>
          </table:table-cell>
        </table:table-row>
        <table:table-row>
          <table:table-cell table:style-name="Table8.A2" office:value-type="string">
            <text:p text:style-name="P74">Wi-<text:span text:style-name="T79">F</text:span>i:</text:p>
          </table:table-cell>
          <table:table-cell table:style-name="Table8.B2" office:value-type="string">
            <text:list xml:id="list140324042772941" text:continue-numbering="true" text:style-name="L6">
              <text:list-header>
                <text:p text:style-name="P146">1x Wi-Fi (bgn)</text:p>
              </text:list-header>
            </text:list>
          </table:table-cell>
        </table:table-row>
        <table:table-row>
          <table:table-cell table:style-name="Table8.A2" office:value-type="string">
            <text:p text:style-name="P74">Power:</text:p>
          </table:table-cell>
          <table:table-cell table:style-name="Table8.B2" office:value-type="string">
            <text:list xml:id="list140324070181234" text:continue-numbering="true" text:style-name="L6">
              <text:list-header>
                <text:p text:style-name="P146">2-Flat-Pin plug power <text:span text:style-name="T47">adapter</text:span></text:p>
              </text:list-header>
            </text:list>
          </table:table-cell>
        </table:table-row>
        <table:table-row>
          <table:table-cell table:style-name="Table8.A2" office:value-type="string">
            <text:p text:style-name="P74">USB:</text:p>
          </table:table-cell>
          <table:table-cell table:style-name="Table8.B2" office:value-type="string">
            <text:list xml:id="list140324193264813" text:continue-numbering="true" text:style-name="L6">
              <text:list-header>
                <text:p text:style-name="P148">NONE</text:p>
              </text:list-header>
            </text:list>
          </table:table-cell>
        </table:table-row>
        <table:table-row>
          <table:table-cell table:style-name="Table8.A2" office:value-type="string">
            <text:p text:style-name="P74">Price:</text:p>
          </table:table-cell>
          <table:table-cell table:style-name="Table8.B2" office:value-type="string">
            <text:list xml:id="list140323969964691" text:continue-numbering="true" text:style-name="L6">
              <text:list-header>
                <text:p text:style-name="P136">€19,-</text:p>
              </text:list-header>
            </text:list>
          </table:table-cell>
        </table:table-row>
      </table:table>
      <text:p text:style-name="P62"/>
      <text:h text:style-name="Heading_20_4" text:outline-level="4"><text:bookmark-start text:name="__RefHeading__4433_1031764638"/>TP-Link TD-W89841N<text:bookmark-end text:name="__RefHeading__4433_1031764638"/></text:h>
      <table:table table:name="Table9" table:style-name="Table9">
        <table:table-column table:style-name="Table9.A"/>
        <table:table-column table:style-name="Table9.B"/>
        <table:table-row>
          <table:table-cell table:style-name="Table9.A1" office:value-type="string">
            <text:p text:style-name="P74">Architecture:</text:p>
          </table:table-cell>
          <table:table-cell table:style-name="Table9.B1" office:value-type="string">
            <text:p text:style-name="P54"/>
          </table:table-cell>
        </table:table-row>
        <table:table-row>
          <table:table-cell table:style-name="Table9.A2" office:value-type="string">
            <text:p text:style-name="P86">Processor:</text:p>
          </table:table-cell>
          <table:table-cell table:style-name="Table9.B2" office:value-type="string">
            <text:list xml:id="list140324917266934" text:continue-numbering="true" text:style-name="L6">
              <text:list-header>
                <text:p text:style-name="P142"/>
              </text:list-header>
            </text:list>
          </table:table-cell>
        </table:table-row>
        <table:table-row>
          <table:table-cell table:style-name="Table9.A2" office:value-type="string">
            <text:p text:style-name="P74">RAM:</text:p>
          </table:table-cell>
          <table:table-cell table:style-name="Table9.B2" office:value-type="string">
            <text:list xml:id="list140324378658264" text:continue-numbering="true" text:style-name="L6">
              <text:list-header>
                <text:p text:style-name="P142"/>
              </text:list-header>
            </text:list>
          </table:table-cell>
        </table:table-row>
        <table:table-row>
          <table:table-cell table:style-name="Table9.A2" office:value-type="string">
            <text:p text:style-name="P74">Ethernet:</text:p>
          </table:table-cell>
          <table:table-cell table:style-name="Table9.B2" office:value-type="string">
            <text:list xml:id="list140325579548096" text:continue-numbering="true" text:style-name="L6">
              <text:list-header>
                <text:p text:style-name="P149">3x Ethernet</text:p>
              </text:list-header>
            </text:list>
          </table:table-cell>
        </table:table-row>
        <table:table-row>
          <table:table-cell table:style-name="Table9.A2" office:value-type="string">
            <text:p text:style-name="P74">Wi-<text:span text:style-name="T79">F</text:span>i:</text:p>
          </table:table-cell>
          <table:table-cell table:style-name="Table9.B2" office:value-type="string">
            <text:list xml:id="list140324492607518" text:continue-numbering="true" text:style-name="L6">
              <text:list-header>
                <text:p text:style-name="P149">1x Wi-Fi (bgn)</text:p>
              </text:list-header>
            </text:list>
          </table:table-cell>
        </table:table-row>
        <table:table-row>
          <table:table-cell table:style-name="Table9.A2" office:value-type="string">
            <text:p text:style-name="P74">Power:</text:p>
          </table:table-cell>
          <table:table-cell table:style-name="Table9.B2" office:value-type="string">
            <text:list xml:id="list140325387066898" text:continue-numbering="true" text:style-name="L6">
              <text:list-header>
                <text:p text:style-name="P149">9V DC 0.6A power adapter</text:p>
              </text:list-header>
            </text:list>
          </table:table-cell>
        </table:table-row>
        <table:table-row>
          <table:table-cell table:style-name="Table9.A2" office:value-type="string">
            <text:p text:style-name="P74">USB:</text:p>
          </table:table-cell>
          <table:table-cell table:style-name="Table9.B2" office:value-type="string">
            <text:list xml:id="list140324314530969" text:continue-numbering="true" text:style-name="L6">
              <text:list-header>
                <text:p text:style-name="P148">NONE</text:p>
              </text:list-header>
            </text:list>
          </table:table-cell>
        </table:table-row>
        <table:table-row>
          <table:table-cell table:style-name="Table9.A2" office:value-type="string">
            <text:p text:style-name="P74">Price:</text:p>
          </table:table-cell>
          <table:table-cell table:style-name="Table9.B2" office:value-type="string">
            <text:list xml:id="list140325595675352" text:continue-numbering="true" text:style-name="L6">
              <text:list-header>
                <text:p text:style-name="P136">€38,-</text:p>
              </text:list-header>
            </text:list>
          </table:table-cell>
        </table:table-row>
      </table:table>
      <text:p text:style-name="P62"/>
      <text:h text:style-name="Heading_20_4" text:outline-level="4"><text:bookmark-start text:name="__RefHeading__4435_1031764638"/>WR3G01<text:bookmark-end text:name="__RefHeading__4435_1031764638"/></text:h>
      <table:table table:name="Table10" table:style-name="Table10">
        <table:table-column table:style-name="Table10.A"/>
        <table:table-column table:style-name="Table10.B"/>
        <table:table-row>
          <table:table-cell table:style-name="Table10.A1" office:value-type="string">
            <text:p text:style-name="P75">Architecture:</text:p>
          </table:table-cell>
          <table:table-cell table:style-name="Table10.B1" office:value-type="string">
            <text:p text:style-name="P55"/>
          </table:table-cell>
        </table:table-row>
        <table:table-row>
          <table:table-cell table:style-name="Table10.A2" office:value-type="string">
            <text:p text:style-name="P87">Processor:</text:p>
          </table:table-cell>
          <table:table-cell table:style-name="Table10.B2" office:value-type="string">
            <text:list xml:id="list140325475021194" text:continue-numbering="true" text:style-name="L6">
              <text:list-header>
                <text:p text:style-name="P143"/>
              </text:list-header>
            </text:list>
          </table:table-cell>
        </table:table-row>
        <table:table-row>
          <table:table-cell table:style-name="Table10.A2" office:value-type="string">
            <text:p text:style-name="P75">RAM:</text:p>
          </table:table-cell>
          <table:table-cell table:style-name="Table10.B2" office:value-type="string">
            <text:list xml:id="list140324752561601" text:continue-numbering="true" text:style-name="L6">
              <text:list-header>
                <text:p text:style-name="P143"/>
              </text:list-header>
            </text:list>
          </table:table-cell>
        </table:table-row>
        <table:table-row>
          <table:table-cell table:style-name="Table10.A2" office:value-type="string">
            <text:p text:style-name="P75">Ethernet:</text:p>
          </table:table-cell>
          <table:table-cell table:style-name="Table10.B2" office:value-type="string">
            <text:list xml:id="list140325925032473" text:continue-numbering="true" text:style-name="L6">
              <text:list-header>
                <text:p text:style-name="P150"><text:span text:style-name="T83">4</text:span>x Ethernet</text:p>
              </text:list-header>
            </text:list>
          </table:table-cell>
        </table:table-row>
        <table:table-row>
          <table:table-cell table:style-name="Table10.A2" office:value-type="string">
            <text:p text:style-name="P75">Wi-<text:span text:style-name="T79">F</text:span>i:</text:p>
          </table:table-cell>
          <table:table-cell table:style-name="Table10.B2" office:value-type="string">
            <text:list xml:id="list140325925812629" text:continue-numbering="true" text:style-name="L6">
              <text:list-header>
                <text:p text:style-name="P150">1x Wi-Fi (bgn)</text:p>
              </text:list-header>
            </text:list>
          </table:table-cell>
        </table:table-row>
        <table:table-row>
          <table:table-cell table:style-name="Table10.A2" office:value-type="string">
            <text:p text:style-name="P75">Power:</text:p>
          </table:table-cell>
          <table:table-cell table:style-name="Table10.B2" office:value-type="string">
            <text:list xml:id="list140324701063387" text:continue-numbering="true" text:style-name="L6">
              <text:list-header>
                <text:p text:style-name="P147">2-Flat-Pin plug power <text:span text:style-name="T47">adapter</text:span></text:p>
              </text:list-header>
            </text:list>
          </table:table-cell>
        </table:table-row>
        <table:table-row>
          <table:table-cell table:style-name="Table10.A2" office:value-type="string">
            <text:p text:style-name="P75">USB:</text:p>
          </table:table-cell>
          <table:table-cell table:style-name="Table10.B2" office:value-type="string">
            <text:list xml:id="list140324927805812" text:continue-numbering="true" text:style-name="L6">
              <text:list-header>
                <text:p text:style-name="P151">1x USB</text:p>
              </text:list-header>
            </text:list>
          </table:table-cell>
        </table:table-row>
        <table:table-row>
          <table:table-cell table:style-name="Table10.A2" office:value-type="string">
            <text:p text:style-name="P75">Price:</text:p>
          </table:table-cell>
          <table:table-cell table:style-name="Table10.B2" office:value-type="string">
            <text:list xml:id="list140324487455393" text:continue-numbering="true" text:style-name="L6">
              <text:list-header>
                <text:p text:style-name="P137">€30,-</text:p>
              </text:list-header>
            </text:list>
          </table:table-cell>
        </table:table-row>
      </table:table>
      <text:p text:style-name="P63"/>
      <text:h text:style-name="Heading_20_4" text:outline-level="4"><text:bookmark-start text:name="__RefHeading__4437_1031764638"/>TP-LINK TL-WR720N<text:bookmark-end text:name="__RefHeading__4437_1031764638"/></text:h>
      <table:table table:name="Table11" table:style-name="Table11">
        <table:table-column table:style-name="Table11.A"/>
        <table:table-column table:style-name="Table11.B"/>
        <table:table-row>
          <table:table-cell table:style-name="Table11.A1" office:value-type="string">
            <text:p text:style-name="P76">Architecture:</text:p>
          </table:table-cell>
          <table:table-cell table:style-name="Table11.B1" office:value-type="string">
            <text:p text:style-name="P56"/>
          </table:table-cell>
        </table:table-row>
        <table:table-row>
          <table:table-cell table:style-name="Table11.A2" office:value-type="string">
            <text:p text:style-name="P88">Processor:</text:p>
          </table:table-cell>
          <table:table-cell table:style-name="Table11.B2" office:value-type="string">
            <text:list xml:id="list140323900676510" text:continue-numbering="true" text:style-name="L6">
              <text:list-header>
                <text:p text:style-name="P144"/>
              </text:list-header>
            </text:list>
          </table:table-cell>
        </table:table-row>
        <table:table-row>
          <table:table-cell table:style-name="Table11.A2" office:value-type="string">
            <text:p text:style-name="P76">RAM:</text:p>
          </table:table-cell>
          <table:table-cell table:style-name="Table11.B2" office:value-type="string">
            <text:list xml:id="list140325590280349" text:continue-numbering="true" text:style-name="L6">
              <text:list-header>
                <text:p text:style-name="P144"/>
              </text:list-header>
            </text:list>
          </table:table-cell>
        </table:table-row>
        <table:table-row>
          <table:table-cell table:style-name="Table11.A2" office:value-type="string">
            <text:p text:style-name="P76">Ethernet:</text:p>
          </table:table-cell>
          <table:table-cell table:style-name="Table11.B2" office:value-type="string">
            <text:list xml:id="list140325299511275" text:continue-numbering="true" text:style-name="L6">
              <text:list-header>
                <text:p text:style-name="P152">2x Ethernet</text:p>
              </text:list-header>
            </text:list>
          </table:table-cell>
        </table:table-row>
        <table:table-row>
          <table:table-cell table:style-name="Table11.A2" office:value-type="string">
            <text:p text:style-name="P76">Wi-<text:span text:style-name="T79">F</text:span>i:</text:p>
          </table:table-cell>
          <table:table-cell table:style-name="Table11.B2" office:value-type="string">
            <text:list xml:id="list140325407179147" text:continue-numbering="true" text:style-name="L6">
              <text:list-header>
                <text:p text:style-name="P152">1x Wi-Fi (bgn)</text:p>
              </text:list-header>
            </text:list>
          </table:table-cell>
        </table:table-row>
        <table:table-row>
          <table:table-cell table:style-name="Table11.A2" office:value-type="string">
            <text:p text:style-name="P76">Power:</text:p>
          </table:table-cell>
          <table:table-cell table:style-name="Table11.B2" office:value-type="string">
            <text:list xml:id="list140325910594168" text:continue-numbering="true" text:style-name="L6">
              <text:list-header>
                <text:p text:style-name="P152">AC 100~240V built in 2-flat-pin</text:p>
              </text:list-header>
            </text:list>
          </table:table-cell>
        </table:table-row>
        <table:table-row>
          <table:table-cell table:style-name="Table11.A2" office:value-type="string">
            <text:p text:style-name="P76">USB:</text:p>
          </table:table-cell>
          <table:table-cell table:style-name="Table11.B2" office:value-type="string">
            <text:list xml:id="list140325497926737" text:continue-numbering="true" text:style-name="L6">
              <text:list-header>
                <text:p text:style-name="P153">1x USB 1x MicroUSB</text:p>
              </text:list-header>
            </text:list>
          </table:table-cell>
        </table:table-row>
        <table:table-row>
          <table:table-cell table:style-name="Table11.A2" office:value-type="string">
            <text:p text:style-name="P76">Price:</text:p>
          </table:table-cell>
          <table:table-cell table:style-name="Table11.B2" office:value-type="string">
            <text:list xml:id="list140324268222508" text:continue-numbering="true" text:style-name="L6">
              <text:list-header>
                <text:p text:style-name="P138">€26,-</text:p>
              </text:list-header>
            </text:list>
          </table:table-cell>
        </table:table-row>
      </table:table>
      <text:h text:style-name="Heading_20_4" text:outline-level="4"><text:bookmark-start text:name="__RefHeading__4439_1031764638"/><text:soft-page-break/>GL-iNet<text:bookmark-end text:name="__RefHeading__4439_1031764638"/></text:h>
      <table:table table:name="Table12" table:style-name="Table12">
        <table:table-column table:style-name="Table12.A"/>
        <table:table-column table:style-name="Table12.B"/>
        <table:table-row>
          <table:table-cell table:style-name="Table12.A1" office:value-type="string">
            <text:p text:style-name="P77">Architecture:</text:p>
          </table:table-cell>
          <table:table-cell table:style-name="Table12.B1" office:value-type="string">
            <text:p text:style-name="P59">MIPS</text:p>
          </table:table-cell>
        </table:table-row>
        <table:table-row>
          <table:table-cell table:style-name="Table12.A2" office:value-type="string">
            <text:p text:style-name="P89">Processor:</text:p>
          </table:table-cell>
          <table:table-cell table:style-name="Table12.B2" office:value-type="string">
            <text:list xml:id="list140323930864564" text:continue-numbering="true" text:style-name="L6">
              <text:list-header>
                <text:p text:style-name="P154">Atheros 9331 <text:span text:style-name="T85">SoC </text:span>@ 400MHz</text:p>
              </text:list-header>
            </text:list>
          </table:table-cell>
        </table:table-row>
        <table:table-row>
          <table:table-cell table:style-name="Table12.A2" office:value-type="string">
            <text:p text:style-name="P77">RAM:</text:p>
          </table:table-cell>
          <table:table-cell table:style-name="Table12.B2" office:value-type="string">
            <text:list xml:id="list140324887699115" text:continue-numbering="true" text:style-name="L6">
              <text:list-header>
                <text:p text:style-name="P155"><text:span text:style-name="T84">6</text:span>4MB DDR RAM</text:p>
              </text:list-header>
            </text:list>
          </table:table-cell>
        </table:table-row>
        <table:table-row>
          <table:table-cell table:style-name="Table12.A2" office:value-type="string">
            <text:p text:style-name="P77">Ethernet:</text:p>
          </table:table-cell>
          <table:table-cell table:style-name="Table12.B2" office:value-type="string">
            <text:list xml:id="list140325394825441" text:continue-numbering="true" text:style-name="L6">
              <text:list-header>
                <text:p text:style-name="P156">2x Ethernet</text:p>
              </text:list-header>
            </text:list>
          </table:table-cell>
        </table:table-row>
        <table:table-row>
          <table:table-cell table:style-name="Table12.A2" office:value-type="string">
            <text:p text:style-name="P77">Wi-<text:span text:style-name="T79">F</text:span>i:</text:p>
          </table:table-cell>
          <table:table-cell table:style-name="Table12.B2" office:value-type="string">
            <text:list xml:id="list140324384664322" text:continue-numbering="true" text:style-name="L6">
              <text:list-header>
                <text:p text:style-name="P156">1x Wi-Fi (bgn)</text:p>
              </text:list-header>
            </text:list>
          </table:table-cell>
        </table:table-row>
        <table:table-row>
          <table:table-cell table:style-name="Table12.A2" office:value-type="string">
            <text:p text:style-name="P77">Power:</text:p>
          </table:table-cell>
          <table:table-cell table:style-name="Table12.B2" office:value-type="string">
            <text:list xml:id="list140325775202628" text:continue-numbering="true" text:style-name="L6">
              <text:list-header>
                <text:p text:style-name="P156">MicroUSB powered</text:p>
              </text:list-header>
            </text:list>
          </table:table-cell>
        </table:table-row>
        <table:table-row>
          <table:table-cell table:style-name="Table12.A2" office:value-type="string">
            <text:p text:style-name="P77">USB:</text:p>
          </table:table-cell>
          <table:table-cell table:style-name="Table12.B2" office:value-type="string">
            <text:list xml:id="list140325433253417" text:continue-numbering="true" text:style-name="L6">
              <text:list-header>
                <text:p text:style-name="P157">1x USB</text:p>
              </text:list-header>
            </text:list>
          </table:table-cell>
        </table:table-row>
        <table:table-row>
          <table:table-cell table:style-name="Table12.A2" office:value-type="string">
            <text:p text:style-name="P77">Price:</text:p>
          </table:table-cell>
          <table:table-cell table:style-name="Table12.B2" office:value-type="string">
            <text:list xml:id="list140324594228816" text:continue-numbering="true" text:style-name="L6">
              <text:list-header>
                <text:p text:style-name="P139">€22,-</text:p>
              </text:list-header>
            </text:list>
          </table:table-cell>
        </table:table-row>
      </table:table>
      <text:p text:style-name="P64"/>
      <text:p text:style-name="P64"/>
      <text:h text:style-name="Heading_20_4" text:outline-level="4"><text:bookmark-start text:name="__RefHeading__4441_1031764638"/>Wi-Fi Dongle<text:bookmark-end text:name="__RefHeading__4441_1031764638"/></text:h>
      <table:table table:name="Table13" table:style-name="Table13">
        <table:table-column table:style-name="Table13.A"/>
        <table:table-column table:style-name="Table13.B"/>
        <table:table-row>
          <table:table-cell table:style-name="Table13.A1" office:value-type="string">
            <text:p text:style-name="P90">Name:</text:p>
          </table:table-cell>
          <table:table-cell table:style-name="Table13.B1" office:value-type="string">
            <text:list xml:id="list140323863832512" text:continue-numbering="true" text:style-name="L6">
              <text:list-header>
                <text:p text:style-name="P164">EDUP Ultra-Mini Nano USB 2.0 802.11n 150Mbps Wifi Network Adapter</text:p>
              </text:list-header>
            </text:list>
          </table:table-cell>
        </table:table-row>
        <table:table-row>
          <table:table-cell table:style-name="Table13.A2" office:value-type="string">
            <text:p text:style-name="P90">Wi-Fi</text:p>
          </table:table-cell>
          <table:table-cell table:style-name="Table13.B2" office:value-type="string">
            <text:list xml:id="list140325792904621" text:continue-numbering="true" text:style-name="L6">
              <text:list-header>
                <text:p text:style-name="P158">Wi-Fi (n)</text:p>
              </text:list-header>
            </text:list>
          </table:table-cell>
        </table:table-row>
        <table:table-row>
          <table:table-cell table:style-name="Table13.A2" office:value-type="string">
            <text:p text:style-name="P78">Price:</text:p>
          </table:table-cell>
          <table:table-cell table:style-name="Table13.B2" office:value-type="string">
            <text:list xml:id="list140324728655891" text:continue-numbering="true" text:style-name="L6">
              <text:list-header>
                <text:p text:style-name="P140">€5,-</text:p>
              </text:list-header>
            </text:list>
          </table:table-cell>
        </table:table-row>
      </table:table>
      <text:list xml:id="list140324943521020" text:continue-numbering="true" text:style-name="L6">
        <text:list-header>
          <text:p text:style-name="P165"/>
          <text:p text:style-name="P166"/>
        </text:list-header>
      </text:list>
      <text:h text:style-name="P169" text:outline-level="1"><text:bookmark-start text:name="__RefHeading__4443_1031764638"/>Software <text:span text:style-name="T50">P</text:span>latform<text:bookmark-end text:name="__RefHeading__4443_1031764638"/></text:h>
      <text:p text:style-name="P35">The whole project should be released as an open-source project. <text:span text:style-name="T49">Following is an overview of the software that will run on the SBox, along with other functionalities the SBox should provide.</text:span></text:p>
      <text:p text:style-name="P35"/>
      <text:p text:style-name="P35"/>
      <text:h text:style-name="Heading_20_3" text:outline-level="2"><text:bookmark-start text:name="__RefHeading__4445_1031764638"/><text:s/>OpenWRT<text:bookmark-end text:name="__RefHeading__4445_1031764638"/></text:h>
      <text:p text:style-name="P35">OpenWRT is a Linux distribution for embedded devices and runs on many of the proposed devices. It has good package management and is well maintained and documented and is therefore very suitable for use in the SBox.</text:p>
      <text:p text:style-name="P35"/>
      <text:p text:style-name="P35"/>
      <text:h text:style-name="Heading_20_3" text:outline-level="2"><text:bookmark-start text:name="__RefHeading__4447_1031764638"/><text:s/>HTTP <text:span text:style-name="T50">S</text:span>erver<text:bookmark-end text:name="__RefHeading__4447_1031764638"/></text:h>
      <text:p text:style-name="P36"><text:span text:style-name="T52">The user interfaces with the device</text:span> via <text:span text:style-name="T51">a web application, thus a HTTP server is needed.</text:span></text:p>
      <text:p text:style-name="P37">The server should be small and simple and have a small memory footprint. Possible candidates are:</text:p>
      <text:list xml:id="list8305358625414041186" text:style-name="L7">
        <text:list-item>
          <text:p text:style-name="P99">Lighttpd</text:p>
        </text:list-item>
        <text:list-item>
          <text:p text:style-name="P99">Nginx</text:p>
        </text:list-item>
      </text:list>
      <text:p text:style-name="P5"/>
      <text:p text:style-name="P5"/>
      <text:h text:style-name="Heading_20_3" text:outline-level="2"><text:bookmark-start text:name="__RefHeading__4449_1031764638"/><text:s/>OpenVPN <text:span text:style-name="T53">Client</text:span><text:bookmark-end text:name="__RefHeading__4449_1031764638"/></text:h>
      <text:p text:style-name="P6">Users can upload OVPN configuration files to connect the SBox to their VPN server, thus a VPN client is needed. OpenWRT has support for OpenVPN in the form of an installable package <text:span text:style-name="T54">called openvpn</text:span>.</text:p>
      <text:p text:style-name="P6"/>
      <text:p text:style-name="P6"/>
      <text:h text:style-name="Heading_20_3" text:outline-level="2"><text:bookmark-start text:name="__RefHeading__4451_1031764638"/><text:s/>File Encryption<text:bookmark-end text:name="__RefHeading__4451_1031764638"/></text:h>
      <text:p text:style-name="P7">In order to protect the configuration files stored on the device, the SBox should use an encrypted container to store all sensitive data. The master password of the device can be used to decrypt the the files in order to access them. OpenWRT has support for disk encryption in the form of an installable package called cryptsetup.</text:p>
      <text:p text:style-name="P7"/>
      <text:p text:style-name="P7"/>
      <text:h text:style-name="Heading_20_3" text:outline-level="2"><text:bookmark-start text:name="__RefHeading__4453_1031764638"/><text:s/>Authentication/Captive Portal<text:bookmark-end text:name="__RefHeading__4453_1031764638"/></text:h>
      <text:p text:style-name="P8">Upon connecting to the configured SBox, the user is <text:span text:style-name="T55">required to login</text:span>. The login is implemented via a captive portal. <text:span text:style-name="T55">OpenWRT has support for authentication via Radius in the form of an installable package called freeradius. In order to make this as lightweight as possible, it should use a SQLite database. OpenWRT has an installable captive portal package called wifidog, or alternatively a package called chillispot.</text:span></text:p>
      <text:p text:style-name="P8"/>
      <text:p text:style-name="P8"/>
      <text:h text:style-name="Heading_20_3" text:outline-level="2"><text:bookmark-start text:name="__RefHeading__4455_1031764638"/><text:s/>Tor<text:bookmark-end text:name="__RefHeading__4455_1031764638"/></text:h>
      <text:p text:style-name="P9">Tor has to be installed on the device. Tor can be set-up as a transparent proxy for use in the SBox using iptables and Tor itself. <text:span text:style-name="T56">It is very important that when using tor, the device does not route anything to the Internet outside of tor. Since tor can not route UDP and ICMP, any kind of direct outbound UDP/ICMP traffic should be blocked in order to prevent leaks. To support DNS and other UDP applications, we have to provide some sort of tunneling solution. </text:span></text:p>
      <text:p text:style-name="P9"/>
      <text:p text:style-name="P18">To make the traffic look less suspicious it could obfuscated to look like another type of traffic, such as VoIP. There is research available for different methods of doing this.</text:p>
      <text:p text:style-name="P9"/>
      <text:p text:style-name="P9"/>
      <text:h text:style-name="Heading_20_3" text:outline-level="2"><text:bookmark-start text:name="__RefHeading__4457_1031764638"/><text:soft-page-break/><text:s/>Multiplexing<text:bookmark-end text:name="__RefHeading__4457_1031764638"/></text:h>
      <text:p text:style-name="P10">To prevent needing two Wi-Fi interfaces <text:span text:style-name="T57">for the SBox, one Wi-Fi interface could be used to support both the upstream and downstream Wi-Fi connections. The interface would need to be multiplexed in a stable manner. The drivers and adapter need to support this.</text:span></text:p>
      <text:p text:style-name="P10"/>
      <text:p text:style-name="P10"/>
      <text:h text:style-name="Heading_20_3" text:outline-level="2"><text:bookmark-start text:name="__RefHeading__4459_1031764638"/><text:s/>Updating<text:bookmark-end text:name="__RefHeading__4459_1031764638"/></text:h>
      <text:p text:style-name="P11">The SBox should provide an interface for installing updated firmware. These updates should be downloaded by the user manually and uploaded via the web interface to flash the device. The user can be notified of any new updates after logging in through the captive portal. <text:span text:style-name="T58">An alternative method would be for the user to copy the update to an USB stick and plug it into the SBox. A LED indicating that the device is currently updating will remind the user that the device should not be turned off at that time. All updates need to be signed to ensure authenticity and prevent MITM attacks.</text:span></text:p>
      <text:p text:style-name="P11"/>
      <text:p text:style-name="P11"/>
      <text:h text:style-name="Heading_20_3" text:outline-level="2"><text:bookmark-start text:name="__RefHeading__4461_1031764638"/><text:s/>Reset<text:bookmark-end text:name="__RefHeading__4461_1031764638"/></text:h>
      <text:p text:style-name="P12">In addition to being able to flash an updated firmware onto the device, the device should provide an easy way to reset to the factory defaults and wipe the stored credentials/configuration.</text:p>
      <text:h text:style-name="P169" text:outline-level="1"><text:bookmark-start text:name="__RefHeading__4463_1031764638"/>Infrastructure<text:bookmark-end text:name="__RefHeading__4463_1031764638"/></text:h>
      <text:p text:style-name="P13">Possibly some infrastructure needs to be provided to facilitate the following functionalities:</text:p>
      <text:list xml:id="list4557492354799280906" text:style-name="L8">
        <text:list-item>
          <text:p text:style-name="P100">Checking for updates</text:p>
        </text:list-item>
        <text:list-item>
          <text:p text:style-name="P100">Providing a download link for updated firmware</text:p>
        </text:list-item>
        <text:list-item>
          <text:p text:style-name="P100">Pre-configured VPN </text:p>
        </text:list-item>
        <text:list-item>
          <text:p text:style-name="P100">Tunneling of DNS and other UDP/ICMP traffic.</text:p>
        </text:list-item>
      </text:list>
      <text:p text:style-name="P14"/>
      <text:p text:style-name="P14"/>
      <text:h text:style-name="Heading_20_3" text:outline-level="2"><text:bookmark-start text:name="__RefHeading__4465_1031764638"/><text:s/>Checking for Updates<text:bookmark-end text:name="__RefHeading__4465_1031764638"/></text:h>
      <text:p text:style-name="P15">After establishing a secure connection the device should match it's current <text:span text:style-name="T59">firmware </text:span>version against the latest version provided by IPL/Greenhost. <text:span text:style-name="T59">If there is a newer version of the software available a download link should be presented to the user. </text:span>This needs to happen via a secure channel and no other information needs to be sent over the wire.</text:p>
      <text:p text:style-name="P15"/>
      <text:p text:style-name="P15"/>
      <text:h text:style-name="Heading_20_3" text:outline-level="2"><text:bookmark-start text:name="__RefHeading__4467_1031764638"/><text:s/>Pre-configured VPN<text:bookmark-end text:name="__RefHeading__4467_1031764638"/></text:h>
      <text:p text:style-name="P16">IPL will possibly (?) provide VPN accounts for it's users of the SBox and hand out pre-generated certificates installed on the device. IPL will need to provide the VPN infrastructure for this <text:span text:style-name="T64">and handle things such as certificate revocation.</text:span></text:p>
      <text:p text:style-name="P16"/>
      <text:p text:style-name="P16"/>
      <text:h text:style-name="Heading_20_3" text:outline-level="2"><text:bookmark-start text:name="__RefHeading__4469_1031764638"/><text:s/>Tunneling of DNS and other UDP/ICMP Traffic<text:bookmark-end text:name="__RefHeading__4469_1031764638"/></text:h>
      <text:p text:style-name="P17">Tor cannot route UDP/ICMP traffic. For users to be able to use UDP applications while connected to the internet with the SBox via Tor mode, some sort of tunneling solution needs to be implemented. IPL/Greenhost will need to provide the infrastructure for this.</text:p>
      <text:p text:style-name="P17"/>
      <text:p text:style-name="P17"/>
      <text:p text:style-name="P27"/>
      <text:h text:style-name="P169" text:outline-level="1"><text:bookmark-start text:name="__RefHeading__4471_1031764638"/>Security<text:bookmark-end text:name="__RefHeading__4471_1031764638"/></text:h>
      <text:p text:style-name="P19">The applications of the device need to be thoroughly audited to prevent malicious users from gaining unauthorized access to the device. If a device is compromised it is a terminated endpoint so all traffic can be sniffed and analyzed, <text:span text:style-name="T60">possibly compromising the security of the user.</text:span></text:p>
      <text:p text:style-name="P19"/>
      <text:p text:style-name="P26"/>
      <text:h text:style-name="Heading_20_3" text:outline-level="2"><text:bookmark-start text:name="__RefHeading__4473_1031764638"/><text:s/>Wireless Security<text:bookmark-end text:name="__RefHeading__4473_1031764638"/></text:h>
      <text:p text:style-name="P20">The user connects to the device using a wireless connection. This wireless network needs to be protected using WPA2. Session keys need to refresh frequently, so you cannot sniff your neighbors traffic. <text:span text:style-name="T61">The password set by the user must be strong enough to discourage cracking, in order to prevent session hijacking and malicious users accessing the data that is sent over the connection and the device itself.</text:span></text:p>
      <text:p text:style-name="P20"/>
      <text:p text:style-name="P20"/>
      <text:h text:style-name="Heading_20_3" text:outline-level="2"><text:bookmark-start text:name="__RefHeading__4475_1031764638"/><text:s/>Plausible Deniability<text:bookmark-end text:name="__RefHeading__4475_1031764638"/></text:h>
      <text:p text:style-name="P21">Some type of alternative software could be installed on the device in order to provide the user with plausible deniability in the event the device is seized. </text:p>
      <text:p text:style-name="P21"/>
      <text:p text:style-name="P21"/>
      <text:h text:style-name="Heading_20_3" text:outline-level="2"><text:bookmark-start text:name="__RefHeading__4477_1031764638"/><text:s/>Key Management<text:bookmark-end text:name="__RefHeading__4477_1031764638"/></text:h>
      <text:p text:style-name="P22">The device needs to handle data in a secure manner to prevent leaking of sensitive information.</text:p>
      <text:p text:style-name="P22">Certificates and configuration files need to be stored on disk in encrypted form, and sensitive keys should only be held in memory as long as necessary. A panic or reset button should wipe the device clean of any sensitive data in the event the device is seized. The device could possible provide means to do this remotely.</text:p>
      <text:p text:style-name="P22"/>
      <text:p text:style-name="P22"/>
      <text:h text:style-name="Heading_20_3" text:outline-level="2"><text:bookmark-start text:name="__RefHeading__4479_1031764638"/><text:span text:style-name="T62"><text:s/>Physical</text:span> Security<text:bookmark-end text:name="__RefHeading__4479_1031764638"/></text:h>
      <text:p text:style-name="P23">The <text:span text:style-name="T63">system </text:span>needs to be careful about mounting and using data received from a<text:span text:style-name="T62">ny</text:span> USB key inserted into the device. <text:span text:style-name="T62">USB data should be treated as hostile and only signed files should be accepted and copied over. Furthermore the device should discourage physical tampering and possibly use some type of shielding/locking.</text:span></text:p>
      <text:p text:style-name="P23"/>
      <text:p text:style-name="P23"/>
      <text:h text:style-name="Heading_20_3" text:outline-level="2"><text:bookmark-start text:name="__RefHeading__4481_1031764638"/><text:s/>MAC Whitelisting<text:bookmark-end text:name="__RefHeading__4481_1031764638"/></text:h>
      <text:p text:style-name="P24">Users could possibly whitelist their MAC addresses into the device, although this hurts the usability.</text:p>
      <text:p text:style-name="P24">Furthermore, MAC addresses are easily spoofed so such a measure would be easily circumvented by a malicious user.</text:p>
      <text:p text:style-name="P24"/>
      <text:p text:style-name="P24"/>
      <text:h text:style-name="Heading_20_3" text:outline-level="2"><text:bookmark-start text:name="__RefHeading__4483_1031764638"/><text:s/>Trusted VPN<text:bookmark-end text:name="__RefHeading__4483_1031764638"/></text:h>
      <text:p text:style-name="P25">The user could possibly be provided with amazon hosted VPN servers to avoid getting blocked by filtering systems. Other measures to make VPN and Tor traffic look 'legitimate' should be investigated.</text:p>
      <text:h text:style-name="P169" text:outline-level="1"><text:bookmark-start text:name="__RefHeading__4485_1031764638"/>Related Work<text:bookmark-end text:name="__RefHeading__4485_1031764638"/></text:h>
      <text:p text:style-name="P28"/>
      <text:list xml:id="list2394366209539349086" text:style-name="L9">
        <text:list-item>
          <text:p text:style-name="P101">The Grugq's portal.<text:line-break/><text:a xlink:type="simple" xlink:href="https://github.com/grugq/portal"><text:span text:style-name="T70">https://github.com/grugq/portal</text:span></text:a><text:span text:style-name="T65"><text:line-break/></text:span></text:p>
        </text:list-item>
        <text:list-item>
          <text:p text:style-name="P102">Dowse<text:line-break/><text:a xlink:type="simple" xlink:href="http://dowse.equipment/"><text:span text:style-name="T67">http://dowse.equipment/</text:span></text:a><text:line-break/></text:p>
        </text:list-item>
        <text:list-item>
          <text:p text:style-name="P103">Onion Pi<text:line-break/><text:a xlink:type="simple" xlink:href="http://www.raspberrypi.org/onion-pi-tor-proxy/"><text:span text:style-name="T67">http://www.raspberrypi.org/onion-pi-tor-proxy/</text:span></text:a><text:span text:style-name="T67"><text:line-break/></text:span><text:a xlink:type="simple" xlink:href="http://www.adafruit.com/products/1410"><text:span text:style-name="T71">http://www.adafruit.com/products/1410</text:span></text:a><text:line-break/></text:p>
        </text:list-item>
        <text:list-item>
          <text:p text:style-name="P104">Safeplug<text:line-break/><text:a xlink:type="simple" xlink:href="https://pogoplug.com/safeplug"><text:span text:style-name="T67">https://pogoplug.com/safeplug</text:span></text:a><text:span text:style-name="T67"><text:line-break/></text:span><text:a xlink:type="simple" xlink:href="https://www.usenix.org/system/files/conference/foci14/foci14-edmundson.pdf"><text:span text:style-name="T69">https://www.usenix.org/system/files/conference/foci14/foci14-edmundson.pdf</text:span></text:a><text:span text:style-name="T66"><text:line-break/></text:span></text:p>
        </text:list-item>
        <text:list-item>
          <text:p text:style-name="P105">Anonabox (drama)<text:line-break/><text:a xlink:type="simple" xlink:href="https://www.kickstarter.com/projects/augustgermar/anonabox-a-tor-hardware-router"><text:span text:style-name="T67">https://www.kickstarter.com/projects/augustgermar/anonabox-a-tor-hardware-router</text:span></text:a><text:line-break/><text:a xlink:type="simple" xlink:href="https://www.reddit.com/r/privacy/comments/2j9caq/anonabox_tor_router_box_is_false_representation/"><text:span text:style-name="T68">https://www.reddit.com/r/privacy/comments/2j9caq/anonabox_tor_router_box_is_false_representation/</text:span></text:a><text:span text:style-name="T68"><text:line-break/></text:span></text:p>
        </text:list-item>
        <text:list-item>
          <text:p text:style-name="P106">Matchstick<text:line-break/><text:a xlink:type="simple" xlink:href="https://hacks.mozilla.org/2014/09/matchstick-brings-firefox-os-to-your-hdtv-be-the-first-to-get-a-developer-stick/"><text:span text:style-name="T67">https://hacks.mozilla.org/2014/09/matchstick-brings-firefox-os-to-your-hdtv-be-the-first-to-get-a-developer-stick/</text:span></text:a><text:span text:style-name="T67"><text:line-break/></text:span></text:p>
        </text:list-item>
        <text:list-item>
          <text:p text:style-name="P107">Freedom Box<text:line-break/><text:a xlink:type="simple" xlink:href="http://freedomboxfoundation.org/"><text:span text:style-name="T72">http://freedomboxfoundation.org/</text:span></text:a><text:span text:style-name="T72"><text:line-break/></text:span></text:p>
        </text:list-item>
        <text:list-item>
          <text:p text:style-name="P108"><text:span text:style-name="T75">Tails</text:span><text:span text:style-name="T72"><text:line-break/></text:span><text:a xlink:type="simple" xlink:href="https://tails.boum.org/"><text:span text:style-name="T73">https://tails.boum.org/</text:span></text:a><text:span text:style-name="T73"><text:line-break/></text:span></text:p>
        </text:list-item>
      </text:list>
      <text:h text:style-name="P169" text:outline-level="1"><text:bookmark-start text:name="__RefHeading__4487_1031764638"/>Other Links<text:bookmark-end text:name="__RefHeading__4487_1031764638"/></text:h>
      <text:p text:style-name="P29"/>
      <text:list xml:id="list3143366103545343243" text:style-name="L10">
        <text:list-item>
          <text:p text:style-name="P97"><text:span text:style-name="T30">Free Press Unlimited</text:span><text:span text:style-name="T67"><text:line-break/></text:span><text:a xlink:type="simple" xlink:href="https://www.freepressunlimited.org/en"><text:span text:style-name="T67">https://www.freepressunlimited.org/en</text:span></text:a><text:span text:style-name="T67"> </text:span></text:p>
          <text:p text:style-name="P109"><text:a xlink:type="simple" xlink:href="https://www.freepressunlimited.org/our-sponsors"><text:span text:style-name="T67">https://www.freepressunlimited.org/our-sponsors</text:span></text:a><text:span text:style-name="T67"><text:line-break/></text:span></text:p>
        </text:list-item>
        <text:list-item>
          <text:p text:style-name="P110"><text:span text:style-name="T77">TechInc Privacy Software Workshop</text:span><text:span text:style-name="T67"><text:line-break/></text:span><text:a xlink:type="simple" xlink:href="https://wiki.techinc.nl/index.php/Privacy_Software_Workshop_Series#Related_projects_by_TechInc"><text:span text:style-name="T67">https://wiki.techinc.nl/index.php/Privacy_Software_Workshop_Series#Related_projects_by_TechInc</text:span></text:a><text:span text:style-name="T67"><text:line-break/></text:span></text:p>
        </text:list-item>
        <text:list-item>
          <text:p text:style-name="P111">CrypTech Project<text:line-break/><text:a xlink:type="simple" xlink:href="https://cryptech.is/"><text:span text:style-name="T68">https://cryptech.is/</text:span></text:a><text:span text:style-name="T68"> </text:span><text:line-break/></text:p>
        </text:list-item>
        <text:list-item>
          <text:p text:style-name="P111">Tactical Technology Collective<text:line-break/><text:a xlink:type="simple" xlink:href="https://tacticaltech.org/"><text:span text:style-name="T68">https://tacticaltech.org/</text:span></text:a><text:span text:style-name="T68"> </text:span><text:line-break/></text:p>
        </text:list-item>
        <text:list-item>
          <text:p text:style-name="P112"><text:span text:style-name="T24">D-CENT<text:line-break/></text:span><text:a xlink:type="simple" xlink:href="http://dcentproject.eu/"><text:span text:style-name="T74">http://dcentproject.eu/</text:span></text:a><text:span text:style-name="T7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2" style:class="text">
      <style:paragraph-properties fo:margin-top="0in" fo:margin-bottom="0in" style:contextual-spacing="false"/>
      <style:text-properties fo:color="#000000"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class="text">
      <style:paragraph-properties fo:margin-top="0.1665in" fo:margin-bottom="0.0835in" style:contextual-spacing="false" fo:text-align="center" style:justify-single-word="false"/>
      <style:text-properties style:font-name="Liberation Serif" fo:font-family="'Liberation Serif'" style:font-family-generic="roman" style:font-pitch="variable" fo:font-size="32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1" style:class="text" style:master-page-name="">
      <style:paragraph-properties fo:margin-top="0in" fo:margin-bottom="0in" style:contextual-spacing="false" style:page-number="auto"/>
      <style:text-properties style:font-name="Liberation Serif1" fo:font-family="'Liberation Serif'" style:font-style-name="Bold" style:font-family-generic="roman" style:font-pitch="variable" fo:font-size="16pt"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style:text-properties fo:color="#000000" style:font-name="Liberation Serif1" fo:font-family="'Liberation Serif'" style:font-style-name="Bold" style:font-family-generic="roman" style:font-pitch="variable" fo:font-size="12pt" fo:font-style="normal" fo:font-weight="bold" style:font-size-asian="95%" style:font-style-asian="italic" style:font-weight-asian="normal"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an </meta:initial-creator>
    <meta:creation-date>2014-11-03T08:50:53.185501454</meta:creation-date>
    <dc:date>2014-11-12T14:03:23.710416752</dc:date>
    <dc:creator>daan </dc:creator>
    <meta:editing-duration>PT19H16M37S</meta:editing-duration>
    <meta:editing-cycles>353</meta:editing-cycles>
    <meta:generator>LibreOffice/4.2.6.3$Linux_X86_64 LibreOffice_project/420m0$Build-3</meta:generator>
    <meta:document-statistic meta:table-count="13" meta:image-count="0" meta:object-count="0" meta:page-count="13" meta:paragraph-count="375" meta:word-count="2669" meta:character-count="16439" meta:non-whitespace-character-count="13895"/>
  </office:meta>
</office:document-meta>
</file>